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ejaVu Sans Mono1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font-size="12pt" officeooo:rsid="001c1496" officeooo:paragraph-rsid="001c1496" fo:background-color="#ffff00" style:font-size-asian="12pt" style:font-size-complex="12pt"/>
    </style:style>
    <style:style style:name="P1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caa9b" officeooo:paragraph-rsid="001caa9b" style:text-blinking="false" fo:background-color="transparent" style:font-size-asian="8.75pt" style:font-size-complex="10pt"/>
    </style:style>
    <style:style style:name="P13" style:family="paragraph" style:parent-style-name="Standard">
      <style:paragraph-properties fo:text-align="start" style:justify-single-word="false"/>
      <style:text-properties officeooo:paragraph-rsid="001caa9b"/>
    </style:style>
    <style:style style:name="P14" style:family="paragraph" style:parent-style-name="Standard">
      <style:paragraph-properties fo:text-align="center" style:justify-single-word="false"/>
      <style:text-properties fo:font-size="15pt" officeooo:rsid="001e13da" officeooo:paragraph-rsid="001e13da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fo:font-size="15pt" officeooo:rsid="001e13da" officeooo:paragraph-rsid="001e13da" style:font-size-asian="13.1000003814697pt" style:font-size-complex="15pt"/>
    </style:style>
    <style:style style:name="P16" style:family="paragraph" style:parent-style-name="Standard">
      <style:paragraph-properties fo:text-align="start" style:justify-single-word="false"/>
      <style:text-properties fo:font-size="15pt" officeooo:rsid="001e13da" officeooo:paragraph-rsid="001e13da" style:font-size-asian="13.1000003814697pt" style:font-size-complex="15pt"/>
    </style:style>
    <style:style style:name="P1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d7a50" officeooo:paragraph-rsid="001c1496" style:text-blinking="false" fo:background-color="#ffff00" style:font-size-asian="8.75pt" style:font-size-complex="10pt"/>
    </style:style>
    <style:style style:name="P18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2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d7a50" officeooo:paragraph-rsid="001c1496" style:text-blinking="false" fo:background-color="transparent" style:font-size-asian="8.75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c1496" fo:background-color="#ffff00" loext:char-shading-value="0" style:font-size-asian="12pt" style:font-size-complex="12pt"/>
    </style:style>
    <style:style style:name="T3" style:family="text">
      <style:text-properties fo:font-size="12pt" officeooo:rsid="001caa9b" fo:background-color="#ffff00" loext:char-shading-value="0" style:font-size-asian="12pt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background-color="#ffff00" loext:char-shading-value="0"/>
    </style:style>
    <style:style style:name="T6" style:family="text">
      <style:text-properties fo:color="#789deb" style:font-name="DejaVu Sa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39cca1" style:font-name="DejaVu Sa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bdbdbd" style:font-name="DejaVu Sa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bdbdbd" style:font-name="DejaVu Sans Mono" fo:font-style="normal" fo:font-weight="normal" style:font-style-asian="normal" style:font-weight-asian="normal"/>
    </style:style>
    <style:style style:name="T10" style:family="text">
      <style:text-properties fo:color="#787878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f0f0f0" style:font-name="DejaVu Sans Mono" fo:font-size="9pt" fo:font-style="normal" fo:font-weight="normal" style:font-size-asian="9pt" style:font-style-asian="normal" style:font-weight-asian="normal"/>
    </style:style>
    <style:style style:name="T12" style:family="text">
      <style:text-properties fo:color="#f0f0f0" style:font-name="DejaVu Sans Mono" fo:font-size="9pt" fo:font-style="normal" fo:font-weight="normal" fo:background-color="#133f31" loext:char-shading-value="0" style:font-size-asian="9pt" style:font-style-asian="normal" style:font-weight-asian="normal"/>
    </style:style>
    <style:style style:name="T13" style:family="text">
      <style:text-properties fo:color="#f0f0f0" style:font-name="DejaVu Sans Mono" fo:font-size="9pt" fo:font-style="normal" fo:font-weight="normal" officeooo:rsid="001caa9b" fo:background-color="#133f31" loext:char-shading-value="0" style:font-size-asian="9pt" style:font-style-asian="normal" style:font-weight-asian="normal"/>
    </style:style>
    <style:style style:name="T14" style:family="text">
      <style:text-properties fo:color="#d0d0d0" style:font-name="DejaVu Sa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d0d0d0" style:font-name="DejaVu Sans Mono" fo:font-size="9pt" fo:font-style="normal" fo:font-weight="normal" officeooo:rsid="001caa9b" style:font-size-asian="9pt" style:font-style-asian="normal" style:font-weight-asian="normal"/>
    </style:style>
    <style:style style:name="T16" style:family="text">
      <style:text-properties fo:color="#dea860" style:font-name="DejaVu Sa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c191ff" style:font-name="DejaVu Sans Mono" fo:font-size="9pt" fo:font-style="normal" fo:font-weight="normal" style:font-size-asian="9pt" style:font-style-asian="normal" style:font-weight-asian="normal"/>
    </style:style>
    <style:style style:name="T18" style:family="text">
      <style:text-properties fo:color="#ed94c0" style:font-name="DejaVu Sans Mono" fo:font-size="9pt" fo:font-style="normal" fo:font-weight="normal" style:font-size-asian="9pt" style:font-style-asian="normal" style:font-weight-asian="normal"/>
    </style:style>
    <style:style style:name="T19" style:family="text">
      <style:text-properties fo:color="#e1bfff" style:font-name="DejaVu Sans Mono" fo:font-size="9pt" fo:font-style="normal" fo:font-weight="normal" style:font-size-asian="9pt" style:font-style-asian="normal" style:font-weight-asian="normal"/>
    </style:style>
    <style:style style:name="T20" style:family="text">
      <style:text-properties fo:font-variant="normal" fo:text-transform="none" fo:color="#789deb" style:text-line-through-style="none" style:text-line-through-type="none" style:font-name="DejaVu Sans Mono1" fo:font-size="9pt" fo:font-style="normal" style:text-underline-style="none" fo:font-weight="normal" officeooo:rsid="001caa9b" style:text-blinking="false" fo:background-color="#ffff00" loext:char-shading-value="0" style:font-size-asian="9pt" style:font-style-asian="normal" style:font-weight-asian="normal" style:font-size-complex="10pt"/>
    </style:style>
    <style:style style:name="T21" style:family="text">
      <style:text-properties fo:font-variant="normal" fo:text-transform="none" fo:color="#789deb" style:text-line-through-style="none" style:text-line-through-type="none" style:font-name="DejaVu Sans Mono1" fo:font-size="9pt" fo:font-style="normal" style:text-underline-style="none" fo:font-weight="normal" style:text-blinking="false" fo:background-color="#ffff00" loext:char-shading-value="0" style:font-size-asian="9pt" style:font-style-asian="normal" style:font-weight-asian="normal" style:font-size-complex="10pt"/>
    </style:style>
    <style:style style:name="T22" style:family="text">
      <style:text-properties fo:font-variant="normal" fo:text-transform="none" fo:color="#789deb" style:text-line-through-style="none" style:text-line-through-type="none" style:font-name="DejaVu Sans Mono1" fo:font-size="9pt" fo:font-style="normal" style:text-underline-style="none" fo:font-weight="normal" style:text-blinking="false" fo:background-color="#ffff00" loext:char-shading-value="0" style:font-size-asian="9pt" style:font-style-asian="normal" style:font-weight-asian="normal"/>
    </style:style>
    <style:style style:name="T23" style:family="text">
      <style:text-properties fo:font-variant="normal" fo:text-transform="none" fo:color="#789deb" style:text-line-through-style="none" style:text-line-through-type="none" style:font-name="DejaVu Sans Mono1" fo:font-size="14pt" fo:font-style="normal" style:text-underline-style="none" fo:font-weight="normal" officeooo:rsid="001e13da" style:text-blinking="false" fo:background-color="#ffff00" loext:char-shading-value="0" style:font-size-asian="12.25pt" style:font-style-asian="normal" style:font-weight-asian="normal" style:font-size-complex="14pt"/>
    </style:style>
    <style:style style:name="T24" style:family="text">
      <style:text-properties fo:font-variant="normal" fo:text-transform="none" fo:color="#789deb" style:text-line-through-style="none" style:text-line-through-type="none" style:font-name="DejaVu Sans Mono1" fo:font-style="normal" style:text-underline-style="none" fo:font-weight="normal" officeooo:rsid="001caa9b" style:text-blinking="false" fo:background-color="#ffff00" loext:char-shading-value="0" style:font-style-asian="normal" style:font-weight-asian="normal"/>
    </style:style>
    <style:style style:name="T25" style:family="text">
      <style:text-properties fo:font-variant="normal" fo:text-transform="none" fo:color="#789deb" style:text-line-through-style="none" style:text-line-through-type="none" style:font-name="DejaVu Sans Mono1" fo:font-style="normal" style:text-underline-style="none" fo:font-weight="normal" style:text-blinking="false" fo:background-color="#ffff00" loext:char-shading-value="0" style:font-style-asian="normal" style:font-weight-asian="normal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caa9b" style:text-blinking="false" fo:background-color="#ffff00" loext:char-shading-value="0" style:font-size-asian="8.75pt" style:font-size-complex="10pt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#ffff00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caa9b" style:text-blinking="false" fo:background-color="#ffff00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caa9b" style:text-blinking="false" fo:background-color="#ffff00" loext:char-shading-value="0" style:font-style-asian="normal" style:font-weight-asian="normal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#ffff00" loext:char-shading-value="0" style:font-style-asian="normal" style:font-weight-asian="normal"/>
    </style:style>
    <style:style style:name="T31" style:family="text">
      <style:text-properties fo:color="#66b9cc" style:font-name="DejaVu Sans Mono" fo:font-size="9pt" fo:font-style="normal" fo:font-weight="normal" style:font-size-asian="9pt" style:font-style-asian="normal" style:font-weight-asian="normal"/>
    </style:style>
    <style:style style:name="T32" style:family="text">
      <style:text-properties fo:color="#85c46c" style:font-name="DejaVu Sans Mono" fo:font-size="9pt" fo:font-style="italic" fo:font-weight="normal" style:font-size-asian="9pt" style:font-style-asian="italic" style:font-weight-asian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ОБРАЗОВАНИЯ И НАУКИ РОССИЙСКОЙ ФЕДЕРАЦИИ</text:p>
      <text:p text:style-name="P7">ФЕДЕРАЛЬНОЕ ГОСУДАРСТВЕННОЕ АВТОНОМНОЕ ОБРАЗОВАТЕЛЬНОЕ УЧРЕЖДЕНИЕ ВЫСШЕГО ОБРАЗОВАНИЯ</text:p>
      <text:p text:style-name="P3">«Санкт-Петербургский национальный исследовательский университет </text:p>
      <text:p text:style-name="P3">информационных технологий, механики и оптики»</text:p>
      <text:p text:style-name="P1"/>
      <text:p text:style-name="P3">Факультет информационных технологий и программирования</text:p>
      <text:p text:style-name="P3"/>
      <text:p text:style-name="P3">Кафедра информационных систем</text:p>
      <text:p text:style-name="P3"/>
      <text:p text:style-name="P1"><text:span text:style-name="T1">Лабораторная работа № </text:span><text:span text:style-name="T3">2</text:span>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2"/>
      <text:p text:style-name="P3"/>
      <text:p text:style-name="P5"><text:span text:style-name="T1">Выполнил студент группы М320</text:span><text:span text:style-name="T2">2</text:span><text:span text:style-name="T1">:</text:span></text:p>
      <text:p text:style-name="P9">Свиридов Ярослав Дмитриевич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САНКТ-ПЕТЕРБУРГ</text:p>
      <text:p text:style-name="P1"><text:span text:style-name="T1">201</text:span><text:span text:style-name="T4">9</text:span></text:p>
      <text:p text:style-name="P10"><text:soft-page-break/>Задание:</text:p>
      <text:p text:style-name="P21"><text:bookmark text:name="docs-internal-guid-1739355b-7fff-4d2d-55f7-30f98eab90d2"/>Определить класс "Рациональная дробь" в виде пары чисел m и n</text:p>
      <text:list xml:id="list1809179123" text:style-name="L1">
        <text:list-item>
          <text:p text:style-name="P18">Определить класс "Набор дробей". Должна быть возможность добавлять дробь в набор, и набор должен уметь выдавать следующую статистику:</text:p>
          <text:list>
            <text:list-item>
              <text:p text:style-name="P18">максимальную дробь в наборе</text:p>
            </text:list-item>
            <text:list-item>
              <text:p text:style-name="P18">минимальную дробь в наборе</text:p>
            </text:list-item>
            <text:list-item>
              <text:p text:style-name="P18">количество дробей в наборе больше заданной</text:p>
            </text:list-item>
            <text:list-item>
              <text:p text:style-name="P18">количество дробей в наборе меньше заданной</text:p>
            </text:list-item>
          </text:list>
        </text:list-item>
      </text:list>
      <text:p text:style-name="P20">Плюсом будут следующие возможности:</text:p>
      <text:list xml:id="list2464669492" text:style-name="L2">
        <text:list-item>
          <text:list>
            <text:list-item>
              <text:p text:style-name="P19">кеширование максимальной/минимальной дроби до изменения набора. Ответ на количество дробей больше/меньше заданной может быть закеширован по нескольким последним запросам (то есть предполагаем, что если мы спросили, сколько дробей больше 1, то и в следующий раз нас снова заинтересует именно сравнение с единицей)</text:p>
            </text:list-item>
            <text:list-item>
              <text:p text:style-name="P19">загрузка набора дробей из файла (формат файла задаёте вы сами)</text:p>
            </text:list-item>
          </text:list>
        </text:list-item>
        <text:list-item>
          <text:p text:style-name="P19">Определить класс "Полином" с коэффициентами в виде дроби. Полином должен иметь возможность задаваться через Набор дробей. Реализовать вычисление суммы полиномов</text:p>
        </text:list-item>
      </text:list>
      <text:p text:style-name="P17"/>
      <text:p text:style-name="P11">Ход рассуждений:</text:p>
      <text:p text:style-name="P12"><text:span text:style-name="T5">Задание описано довольно подробно, самое сложное — придумать как хранить дробь и какие операции нам понадобятся. Для начала придумаем базовые инварианты для класса дроби: </text:span></text:p>
      <text:p text:style-name="P13"><text:span text:style-name="T26">1) если дробь = 0, то числитель равен 0<text:line-break/>2) делить на 0 нельзя, бросаем исключение<text:line-break/>3) если есть знак, то он есть у числителя, знаменатель всегда положительный<text:line-break/>Определим все операции работы с дробями и создадим классы с контейнерами этих дробей. В конце покроем тестам.</text:span></text:p>
      <text:p text:style-name="P14"><text:soft-page-break/><text:span text:style-name="T24">R</text:span><text:span text:style-name="T25">atioanlFraction</text:span></text:p>
      <text:p text:style-name="P13"><text:span text:style-name="T20">class </text:span><text:span text:style-name="T17">RationalFraction </text:span><text:span text:style-name="T14">: </text:span><text:span text:style-name="T17">Icomparable</text:span><text:span text:style-name="T14">&lt;</text:span><text:span text:style-name="T17">RationalFraction</text:span><text:span text:style-name="T14">&gt; </text:span><text:span text:style-name="T15">{</text:span><text:line-break/><text:span text:style-name="T11"> <text:s text:c="3"/></text:span><text:span text:style-name="T6">private int </text:span><text:span text:style-name="T31">numerator</text:span><text:span text:style-name="T8">, </text:span><text:span text:style-name="T31">denominator</text:span><text:span text:style-name="T8">;</text:span><text:line-break/><text:line-break/><text:span text:style-name="T8"> <text:s text:c="3"/></text:span><text:span text:style-name="T6">public </text:span><text:span text:style-name="T17">RationalFraction</text:span><text:span text:style-name="T8">(</text:span><text:span text:style-name="T17">RationalFraction </text:span><text:span text:style-name="T8">fraction) {</text:span><text:line-break/><text:span text:style-name="T8"> <text:s text:c="7"/></text:span><text:span text:style-name="T10">this.</text:span><text:span text:style-name="T31">numerator </text:span><text:span text:style-name="T14">= </text:span><text:span text:style-name="T8">fraction.</text:span><text:span text:style-name="T31">numerator</text:span><text:span text:style-name="T8">;</text:span><text:line-break/><text:span text:style-name="T8"> <text:s text:c="7"/></text:span><text:span text:style-name="T10">this.</text:span><text:span text:style-name="T31">denominator </text:span><text:span text:style-name="T14">= </text:span><text:span text:style-name="T8">fraction.</text:span><text:span text:style-name="T31">denominator</text:span><text:span text:style-name="T8">;</text:span><text:line-break/><text:span text:style-name="T8"> <text:s text:c="7"/></text:span><text:span text:style-name="T7">normalize</text:span><text:span text:style-name="T8">();</text:span><text:line-break/><text:span text:style-name="T8"> <text:s text:c="3"/>}</text:span><text:line-break/><text:span text:style-name="T8"> <text:s text:c="3"/></text:span><text:span text:style-name="T6">public </text:span><text:span text:style-name="T17">RationalFraction</text:span><text:span text:style-name="T8">(</text:span><text:span text:style-name="T6">string </text:span><text:span text:style-name="T8">serialized) {</text:span><text:line-break/><text:span text:style-name="T8"> <text:s text:c="7"/></text:span><text:span text:style-name="T6">if </text:span><text:span text:style-name="T8">(serialized </text:span><text:span text:style-name="T14">== </text:span><text:span text:style-name="T16">"0"</text:span><text:span text:style-name="T8">) {</text:span><text:line-break/><text:span text:style-name="T8"> <text:s text:c="11"/></text:span><text:span text:style-name="T10">this.</text:span><text:span text:style-name="T31">numerator </text:span><text:span text:style-name="T14">= </text:span><text:span text:style-name="T18">0</text:span><text:span text:style-name="T8">;</text:span><text:line-break/><text:span text:style-name="T8"> <text:s text:c="11"/></text:span><text:span text:style-name="T10">this.</text:span><text:span text:style-name="T31">denominator </text:span><text:span text:style-name="T14">= </text:span><text:span text:style-name="T18">1</text:span><text:span text:style-name="T8">;</text:span><text:line-break/><text:span text:style-name="T8"> <text:s text:c="7"/>}</text:span><text:line-break/><text:span text:style-name="T8"> <text:s text:c="7"/></text:span><text:span text:style-name="T6">else </text:span><text:span text:style-name="T8">{</text:span><text:line-break/><text:span text:style-name="T8"> <text:s text:c="11"/></text:span><text:span text:style-name="T10">this.</text:span><text:span text:style-name="T31">numerator </text:span><text:span text:style-name="T14">= </text:span><text:span text:style-name="T19">Int32</text:span><text:span text:style-name="T8">.</text:span><text:span text:style-name="T7">Parse</text:span><text:span text:style-name="T8">(serialized.</text:span><text:span text:style-name="T7">Split</text:span><text:span text:style-name="T8">(</text:span><text:span text:style-name="T16">'/'</text:span><text:span text:style-name="T8">)[</text:span><text:span text:style-name="T18">0</text:span><text:span text:style-name="T8">]);</text:span><text:line-break/><text:span text:style-name="T8"> <text:s text:c="11"/></text:span><text:span text:style-name="T10">this.</text:span><text:span text:style-name="T31">denominator </text:span><text:span text:style-name="T14">= </text:span><text:span text:style-name="T19">Int32</text:span><text:span text:style-name="T8">.</text:span><text:span text:style-name="T7">Parse</text:span><text:span text:style-name="T8">(serialized.</text:span><text:span text:style-name="T7">Split</text:span><text:span text:style-name="T8">(</text:span><text:span text:style-name="T16">'/'</text:span><text:span text:style-name="T8">)[</text:span><text:span text:style-name="T18">1</text:span><text:span text:style-name="T8">]);</text:span><text:line-break/><text:span text:style-name="T8"> <text:s text:c="7"/>}</text:span><text:line-break/><text:span text:style-name="T8"> <text:s text:c="3"/>}</text:span><text:line-break/><text:span text:style-name="T8"> <text:s text:c="3"/></text:span><text:span text:style-name="T6">public </text:span><text:span text:style-name="T17">RationalFraction</text:span><text:span text:style-name="T8">(</text:span><text:span text:style-name="T6">int </text:span><text:span text:style-name="T8">numerator, </text:span><text:span text:style-name="T6">int </text:span><text:span text:style-name="T8">denominator) {</text:span><text:line-break/><text:span text:style-name="T8"> <text:s text:c="7"/></text:span><text:span text:style-name="T6">this</text:span><text:span text:style-name="T8">.</text:span><text:span text:style-name="T31">numerator </text:span><text:span text:style-name="T14">= </text:span><text:span text:style-name="T8">numerator;</text:span><text:line-break/><text:span text:style-name="T8"> <text:s text:c="7"/></text:span><text:span text:style-name="T6">this</text:span><text:span text:style-name="T8">.</text:span><text:span text:style-name="T31">denominator </text:span><text:span text:style-name="T14">= </text:span><text:span text:style-name="T8">denominator;</text:span><text:line-break/><text:span text:style-name="T8"> <text:s text:c="7"/></text:span><text:span text:style-name="T7">normalize</text:span><text:span text:style-name="T8">();</text:span><text:line-break/><text:span text:style-name="T8"> <text:s text:c="3"/>}</text:span><text:line-break/><text:span text:style-name="T8"> <text:s text:c="3"/></text:span><text:span text:style-name="T6">public </text:span><text:span text:style-name="T17">RationalFraction</text:span><text:span text:style-name="T8">(</text:span><text:span text:style-name="T6">int </text:span><text:span text:style-name="T8">natural) {</text:span><text:line-break/><text:span text:style-name="T8"> <text:s text:c="7"/></text:span><text:span text:style-name="T10">this.</text:span><text:span text:style-name="T31">numerator </text:span><text:span text:style-name="T14">= </text:span><text:span text:style-name="T8">natural;</text:span><text:line-break/><text:span text:style-name="T8"> <text:s text:c="7"/></text:span><text:span text:style-name="T10">this.</text:span><text:span text:style-name="T31">denominator </text:span><text:span text:style-name="T14">= </text:span><text:span text:style-name="T18">1</text:span><text:span text:style-name="T8">;</text:span><text:line-break/><text:span text:style-name="T8"> <text:s text:c="7"/></text:span><text:span text:style-name="T7">normalize</text:span><text:span text:style-name="T8">();</text:span><text:line-break/><text:span text:style-name="T8"> <text:s text:c="3"/>}</text:span><text:line-break/><text:line-break/><text:span text:style-name="T8"> <text:s text:c="3"/></text:span><text:line-break/><text:span text:style-name="T8"> <text:s text:c="3"/></text:span><text:span text:style-name="T6">private void </text:span><text:span text:style-name="T7">normalize</text:span><text:span text:style-name="T8">() {</text:span><text:line-break/><text:span text:style-name="T8"> <text:s text:c="7"/></text:span><text:span text:style-name="T6">if </text:span><text:span text:style-name="T8">(</text:span><text:span text:style-name="T31">denominator </text:span><text:span text:style-name="T14">== </text:span><text:span text:style-name="T18">0</text:span><text:span text:style-name="T8">) {</text:span><text:line-break/><text:span text:style-name="T8"> <text:s text:c="11"/></text:span><text:span text:style-name="T6">throw new </text:span><text:span text:style-name="T17">DivideByZeroException</text:span><text:span text:style-name="T8">();</text:span><text:line-break/><text:span text:style-name="T8"> <text:s text:c="7"/>}</text:span><text:line-break/><text:line-break/><text:span text:style-name="T8"> <text:s text:c="7"/></text:span><text:span text:style-name="T6">if </text:span><text:span text:style-name="T8">(</text:span><text:span text:style-name="T31">denominator </text:span><text:span text:style-name="T14">&lt; </text:span><text:span text:style-name="T18">0</text:span><text:span text:style-name="T8">) {</text:span><text:line-break/><text:span text:style-name="T8"> <text:s text:c="11"/></text:span><text:span text:style-name="T31">numerator </text:span><text:span text:style-name="T14">= -</text:span><text:span text:style-name="T31">numerator</text:span><text:span text:style-name="T8">;</text:span><text:line-break/><text:span text:style-name="T8"> <text:s text:c="11"/></text:span><text:span text:style-name="T31">denominator </text:span><text:span text:style-name="T14">= -</text:span><text:span text:style-name="T31">denominator</text:span><text:span text:style-name="T8">;</text:span><text:line-break/><text:span text:style-name="T8"> <text:s text:c="7"/>}</text:span><text:line-break/><text:line-break/><text:span text:style-name="T8"> <text:s text:c="7"/></text:span><text:span text:style-name="T7">simplify</text:span><text:span text:style-name="T8">();</text:span><text:line-break/><text:span text:style-name="T8"> <text:s text:c="3"/>}</text:span><text:line-break/><text:span text:style-name="T8"> <text:s text:c="3"/></text:span><text:span text:style-name="T6">public void </text:span><text:span text:style-name="T7">simplify</text:span><text:span text:style-name="T8">() {</text:span><text:line-break/><text:span text:style-name="T8"> <text:s text:c="7"/></text:span><text:span text:style-name="T6">int </text:span><text:span text:style-name="T8">g </text:span><text:span text:style-name="T14">= </text:span><text:span text:style-name="T17">MathFunctions</text:span><text:span text:style-name="T8">.</text:span><text:span text:style-name="T7">gcd</text:span><text:span text:style-name="T8">(</text:span><text:span text:style-name="T17">Math</text:span><text:span text:style-name="T8">.</text:span><text:span text:style-name="T7">Abs</text:span><text:span text:style-name="T8">(</text:span><text:span text:style-name="T31">numerator</text:span><text:span text:style-name="T8">), </text:span><text:span text:style-name="T17">Math</text:span><text:span text:style-name="T8">.</text:span><text:span text:style-name="T7">Abs</text:span><text:span text:style-name="T8">(</text:span><text:span text:style-name="T31">denominator</text:span><text:span text:style-name="T8">));</text:span><text:line-break/><text:span text:style-name="T8"> <text:s text:c="7"/></text:span><text:span text:style-name="T31">numerator </text:span><text:span text:style-name="T14">/= </text:span><text:span text:style-name="T8">g;</text:span><text:line-break/><text:span text:style-name="T8"> <text:s text:c="7"/></text:span><text:span text:style-name="T31">denominator </text:span><text:span text:style-name="T14">/= </text:span><text:span text:style-name="T8">g;</text:span><text:line-break/><text:span text:style-name="T8"> <text:s text:c="3"/>}</text:span><text:line-break/><text:span text:style-name="T8"> <text:s text:c="3"/></text:span><text:span text:style-name="T6">public static void </text:span><text:span text:style-name="T7">toCommonDenominator</text:span><text:span text:style-name="T8">(</text:span><text:span text:style-name="T6">ref </text:span><text:span text:style-name="T17">RationalFraction </text:span><text:span text:style-name="T8">r1, </text:span><text:span text:style-name="T6">ref </text:span><text:span text:style-name="T17">RationalFraction </text:span><text:span text:style-name="T8">r2) {</text:span><text:line-break/><text:span text:style-name="T8"> <text:s text:c="7"/></text:span><text:span text:style-name="T6">int </text:span><text:span text:style-name="T8">l </text:span><text:span text:style-name="T14">= </text:span><text:span text:style-name="T17">MathFunctions</text:span><text:span text:style-name="T8">.</text:span><text:span text:style-name="T7">lcm</text:span><text:span text:style-name="T8">(</text:span><text:span text:style-name="T17">Math</text:span><text:span text:style-name="T8">.</text:span><text:span text:style-name="T7">Abs</text:span><text:span text:style-name="T8">(r1.</text:span><text:span text:style-name="T31">denominator</text:span><text:span text:style-name="T8">), </text:span><text:span text:style-name="T17">Math</text:span><text:span text:style-name="T8">.</text:span><text:span text:style-name="T7">Abs</text:span><text:span text:style-name="T8">(r2.</text:span><text:span text:style-name="T31">denominator</text:span><text:span text:style-name="T8">));</text:span><text:line-break/><text:span text:style-name="T8"> <text:s text:c="7"/>r1 </text:span><text:span text:style-name="T7">*= </text:span><text:span text:style-name="T8">l </text:span><text:span text:style-name="T14">/ </text:span><text:span text:style-name="T8">r1.</text:span><text:span text:style-name="T31">denominator</text:span><text:span text:style-name="T8">;</text:span><text:line-break/><text:span text:style-name="T8"> <text:s text:c="7"/>r2 </text:span><text:span text:style-name="T7">*= </text:span><text:span text:style-name="T8">l </text:span><text:span text:style-name="T14">/ </text:span><text:span text:style-name="T8">r2.</text:span><text:span text:style-name="T31">denominator</text:span><text:span text:style-name="T8">;</text:span><text:line-break/><text:span text:style-name="T8"> <text:s text:c="3"/>}</text:span><text:line-break/><text:line-break/><text:span text:style-name="T8"> <text:s text:c="3"/></text:span><text:span text:style-name="T6">public char </text:span><text:span text:style-name="T7">getSign</text:span><text:span text:style-name="T8">() {</text:span><text:line-break/><text:span text:style-name="T8"> <text:s text:c="7"/></text:span><text:span text:style-name="T6">return </text:span><text:span text:style-name="T17">Math</text:span><text:span text:style-name="T8">.</text:span><text:span text:style-name="T7">Sign</text:span><text:span text:style-name="T8">(</text:span><text:span text:style-name="T31">numerator</text:span><text:span text:style-name="T8">) </text:span><text:span text:style-name="T14">== -</text:span><text:span text:style-name="T18">1 </text:span><text:span text:style-name="T14">? </text:span><text:span text:style-name="T16">'-' </text:span><text:span text:style-name="T14">: </text:span><text:span text:style-name="T16">'+'</text:span><text:span text:style-name="T8">;</text:span><text:line-break/><text:span text:style-name="T8"> <text:s text:c="3"/>}</text:span><text:line-break/><text:line-break/><text:span text:style-name="T8"> <text:s text:c="3"/></text:span><text:span text:style-name="T6">public </text:span><text:span text:style-name="T17">RationalFraction </text:span><text:span text:style-name="T7">abs</text:span><text:span text:style-name="T8">() {</text:span><text:line-break/><text:span text:style-name="T8"> <text:s text:c="7"/></text:span><text:span text:style-name="T6">return new </text:span><text:span text:style-name="T17">RationalFraction</text:span><text:span text:style-name="T8">(</text:span><text:span text:style-name="T17">Math</text:span><text:span text:style-name="T8">.</text:span><text:span text:style-name="T7">Abs</text:span><text:span text:style-name="T8">(</text:span><text:span text:style-name="T31">numerator</text:span><text:span text:style-name="T8">), </text:span><text:span text:style-name="T31">denominator</text:span><text:span text:style-name="T8">);</text:span><text:line-break/><text:span text:style-name="T8"> <text:s text:c="3"/>}</text:span><text:line-break/><text:soft-page-break/><text:line-break/><text:line-break/><text:span text:style-name="T8"> <text:s text:c="3"/></text:span><text:span text:style-name="T6">public static bool </text:span><text:span text:style-name="T7">operator &gt;</text:span><text:span text:style-name="T8">(</text:span><text:span text:style-name="T17">RationalFraction </text:span><text:span text:style-name="T8">r1, </text:span><text:span text:style-name="T17">RationalFraction </text:span><text:span text:style-name="T8">r2) {</text:span><text:line-break/><text:span text:style-name="T8"> <text:s text:c="7"/></text:span><text:span text:style-name="T6">return </text:span><text:span text:style-name="T7">fractionComparator</text:span><text:span text:style-name="T8">(r1, r2, (a, b) </text:span><text:span text:style-name="T14">=&gt; </text:span><text:span text:style-name="T8">a </text:span><text:span text:style-name="T14">&gt; </text:span><text:span text:style-name="T8">b);</text:span><text:line-break/><text:span text:style-name="T8"> <text:s text:c="3"/>}</text:span><text:line-break/><text:line-break/><text:span text:style-name="T8"> <text:s text:c="3"/></text:span><text:span text:style-name="T6">public static bool </text:span><text:span text:style-name="T7">operator &lt;</text:span><text:span text:style-name="T8">(</text:span><text:span text:style-name="T17">RationalFraction </text:span><text:span text:style-name="T8">r1, </text:span><text:span text:style-name="T17">RationalFraction </text:span><text:span text:style-name="T8">r2) {</text:span><text:line-break/><text:span text:style-name="T8"> <text:s text:c="7"/></text:span><text:span text:style-name="T6">return </text:span><text:span text:style-name="T7">fractionComparator</text:span><text:span text:style-name="T8">(r1, r2, (a, b) </text:span><text:span text:style-name="T14">=&gt; </text:span><text:span text:style-name="T8">a </text:span><text:span text:style-name="T14">&lt; </text:span><text:span text:style-name="T8">b);</text:span><text:line-break/><text:span text:style-name="T8"> <text:s text:c="3"/>}</text:span><text:line-break/><text:span text:style-name="T8"> <text:s text:c="3"/></text:span><text:span text:style-name="T6">private static bool </text:span><text:span text:style-name="T7">fractionComparator</text:span><text:span text:style-name="T8">(</text:span><text:span text:style-name="T17">RationalFraction </text:span><text:span text:style-name="T8">r1, </text:span><text:span text:style-name="T17">RationalFraction </text:span><text:span text:style-name="T8">r2, </text:span><text:span text:style-name="T7">Func</text:span><text:span text:style-name="T14">&lt;</text:span><text:span text:style-name="T6">long</text:span><text:span text:style-name="T8">, </text:span><text:span text:style-name="T6">long</text:span><text:span text:style-name="T8">, </text:span><text:span text:style-name="T6">bool</text:span><text:span text:style-name="T14">&gt; </text:span><text:span text:style-name="T8">f) {</text:span><text:line-break/><text:span text:style-name="T8"> <text:s text:c="7"/></text:span><text:span text:style-name="T6">return </text:span><text:span text:style-name="T8">f(</text:span><text:span text:style-name="T18">1L </text:span><text:span text:style-name="T14">* </text:span><text:span text:style-name="T8">r1.</text:span><text:span text:style-name="T31">numerator </text:span><text:span text:style-name="T14">* </text:span><text:span text:style-name="T8">r2.</text:span><text:span text:style-name="T31">denominator</text:span><text:span text:style-name="T8">, </text:span><text:span text:style-name="T18">1L </text:span><text:span text:style-name="T14">* </text:span><text:span text:style-name="T8">r2.</text:span><text:span text:style-name="T31">numerator </text:span><text:span text:style-name="T14">* </text:span><text:span text:style-name="T8">r1.</text:span><text:span text:style-name="T31">denominator</text:span><text:span text:style-name="T8">);</text:span><text:line-break/><text:span text:style-name="T8"> <text:s text:c="3"/>}</text:span><text:line-break/><text:line-break/><text:line-break/><text:span text:style-name="T8"> <text:s text:c="3"/></text:span><text:span text:style-name="T6">public static </text:span><text:span text:style-name="T17">RationalFraction </text:span><text:span text:style-name="T7">operator +</text:span><text:span text:style-name="T8">(</text:span><text:span text:style-name="T17">RationalFraction </text:span><text:span text:style-name="T8">r1, </text:span><text:span text:style-name="T17">RationalFraction </text:span><text:span text:style-name="T8">r2) {</text:span><text:line-break/><text:span text:style-name="T8"> <text:s text:c="7"/></text:span><text:span text:style-name="T17">RationalFraction </text:span><text:span text:style-name="T8">r1Copy </text:span><text:span text:style-name="T14">= </text:span><text:span text:style-name="T6">new </text:span><text:span text:style-name="T17">RationalFraction</text:span><text:span text:style-name="T8">(r1),</text:span><text:line-break/><text:span text:style-name="T8"> <text:s text:c="11"/>r2Copy </text:span><text:span text:style-name="T14">= </text:span><text:span text:style-name="T6">new </text:span><text:span text:style-name="T17">RationalFraction</text:span><text:span text:style-name="T8">(r2);</text:span><text:line-break/><text:span text:style-name="T8"> <text:s text:c="7"/></text:span><text:span text:style-name="T7">toCommonDenominator</text:span><text:span text:style-name="T8">(</text:span><text:span text:style-name="T6">ref </text:span><text:span text:style-name="T8">r1Copy, </text:span><text:span text:style-name="T6">ref </text:span><text:span text:style-name="T8">r2Copy);</text:span><text:line-break/><text:span text:style-name="T8"> <text:s text:c="7"/></text:span><text:span text:style-name="T17">RationalFraction </text:span><text:span text:style-name="T8">result </text:span><text:span text:style-name="T14">= </text:span><text:span text:style-name="T6">new </text:span><text:span text:style-name="T17">RationalFraction</text:span><text:span text:style-name="T8">(r1Copy.</text:span><text:span text:style-name="T31">numerator </text:span><text:span text:style-name="T14">+ </text:span><text:span text:style-name="T8">r2Copy.</text:span><text:span text:style-name="T31">numerator</text:span><text:span text:style-name="T8">, r1Copy.</text:span><text:span text:style-name="T31">denominator</text:span><text:span text:style-name="T8">);</text:span><text:line-break/><text:span text:style-name="T8"> <text:s text:c="7"/>result.</text:span><text:span text:style-name="T7">simplify</text:span><text:span text:style-name="T8">();</text:span><text:line-break/><text:span text:style-name="T8"> <text:s text:c="7"/></text:span><text:span text:style-name="T6">return </text:span><text:span text:style-name="T8">result;</text:span><text:line-break/><text:span text:style-name="T8"> <text:s text:c="3"/>}</text:span><text:line-break/><text:line-break/><text:span text:style-name="T8"> <text:s text:c="3"/></text:span><text:span text:style-name="T6">public static </text:span><text:span text:style-name="T17">RationalFraction </text:span><text:span text:style-name="T7">operator *</text:span><text:span text:style-name="T8">(</text:span><text:span text:style-name="T17">RationalFraction </text:span><text:span text:style-name="T8">r, </text:span><text:span text:style-name="T6">int </text:span><text:span text:style-name="T8">p) {</text:span><text:line-break/><text:span text:style-name="T8"> <text:s text:c="7"/>r.</text:span><text:span text:style-name="T31">numerator </text:span><text:span text:style-name="T14">*= </text:span><text:span text:style-name="T8">p;</text:span><text:line-break/><text:span text:style-name="T8"> <text:s text:c="7"/>r.</text:span><text:span text:style-name="T31">denominator </text:span><text:span text:style-name="T14">*= </text:span><text:span text:style-name="T8">p;</text:span><text:line-break/><text:span text:style-name="T8"> <text:s text:c="7"/></text:span><text:span text:style-name="T6">return </text:span><text:span text:style-name="T8">r;</text:span><text:line-break/><text:span text:style-name="T8"> <text:s text:c="3"/>}</text:span><text:line-break/><text:line-break/><text:span text:style-name="T8"> <text:s text:c="3"/></text:span><text:line-break/><text:span text:style-name="T8"> <text:s text:c="3"/></text:span><text:span text:style-name="T6">public override string </text:span><text:span text:style-name="T7">ToString</text:span><text:span text:style-name="T8">() {</text:span><text:line-break/><text:span text:style-name="T8"> <text:s text:c="7"/></text:span><text:span text:style-name="T6">if </text:span><text:span text:style-name="T8">(</text:span><text:span text:style-name="T31">numerator </text:span><text:span text:style-name="T14">== </text:span><text:span text:style-name="T18">0</text:span><text:span text:style-name="T8">) {</text:span><text:line-break/><text:span text:style-name="T8"> <text:s text:c="11"/></text:span><text:span text:style-name="T6">return </text:span><text:span text:style-name="T16">"0"</text:span><text:span text:style-name="T8">;</text:span><text:line-break/><text:span text:style-name="T8"> <text:s text:c="7"/>}</text:span><text:line-break/><text:span text:style-name="T8"> <text:s text:c="7"/></text:span><text:line-break/><text:span text:style-name="T8"> <text:s text:c="7"/></text:span><text:span text:style-name="T6">return </text:span><text:span text:style-name="T31">numerator </text:span><text:span text:style-name="T14">+ </text:span><text:span text:style-name="T16">"/" </text:span><text:span text:style-name="T14">+ </text:span><text:span text:style-name="T31">denominator</text:span><text:span text:style-name="T8">;</text:span><text:line-break/><text:span text:style-name="T8"> <text:s text:c="3"/>}</text:span><text:line-break/><text:line-break/><text:span text:style-name="T8"> <text:s text:c="3"/></text:span><text:span text:style-name="T6">public int </text:span><text:span text:style-name="T7">CompareTo</text:span><text:span text:style-name="T8">(</text:span><text:span text:style-name="T17">RationalFraction </text:span><text:span text:style-name="T8">obj) {</text:span><text:line-break/><text:span text:style-name="T8"> <text:s text:c="7"/></text:span><text:span text:style-name="T6">if </text:span><text:span text:style-name="T8">(</text:span><text:span text:style-name="T6">this </text:span><text:span text:style-name="T7">&gt; </text:span><text:span text:style-name="T8">obj) {</text:span><text:line-break/><text:span text:style-name="T8"> <text:s text:c="11"/></text:span><text:span text:style-name="T6">return </text:span><text:span text:style-name="T18">1</text:span><text:span text:style-name="T8">;</text:span><text:line-break/><text:span text:style-name="T8"> <text:s text:c="7"/>}</text:span><text:line-break/><text:line-break/><text:span text:style-name="T8"> <text:s text:c="7"/></text:span><text:span text:style-name="T6">if </text:span><text:span text:style-name="T8">(</text:span><text:span text:style-name="T6">this </text:span><text:span text:style-name="T7">&lt; </text:span><text:span text:style-name="T8">obj) {</text:span><text:line-break/><text:span text:style-name="T8"> <text:s text:c="11"/></text:span><text:span text:style-name="T6">return </text:span><text:span text:style-name="T14">-</text:span><text:span text:style-name="T18">1</text:span><text:span text:style-name="T8">;</text:span><text:line-break/><text:span text:style-name="T8"> <text:s text:c="7"/>}</text:span><text:line-break/><text:line-break/><text:span text:style-name="T8"> <text:s text:c="7"/></text:span><text:span text:style-name="T6">return </text:span><text:span text:style-name="T18">0</text:span><text:span text:style-name="T8">;</text:span><text:line-break/><text:span text:style-name="T8"> <text:s text:c="3"/>}</text:span><text:line-break/><text:span text:style-name="T8"> <text:s text:c="3"/></text:span><text:span text:style-name="T6">public override bool </text:span><text:span text:style-name="T7">Equals</text:span><text:span text:style-name="T8">(</text:span><text:span text:style-name="T6">object </text:span><text:span text:style-name="T8">obj) {</text:span><text:line-break/><text:span text:style-name="T8"> <text:s text:c="7"/></text:span><text:span text:style-name="T6">if </text:span><text:span text:style-name="T8">(obj </text:span><text:span text:style-name="T14">== </text:span><text:span text:style-name="T6">null</text:span><text:span text:style-name="T8">) {</text:span><text:line-break/><text:span text:style-name="T8"> <text:s text:c="11"/></text:span><text:span text:style-name="T6">return false</text:span><text:span text:style-name="T8">;</text:span><text:line-break/><text:span text:style-name="T8"> <text:s text:c="7"/>}</text:span><text:line-break/><text:line-break/><text:span text:style-name="T8"> <text:s text:c="7"/></text:span><text:span text:style-name="T6">return </text:span><text:span text:style-name="T7">fractionComparator</text:span><text:span text:style-name="T8">(</text:span><text:span text:style-name="T6">this</text:span><text:span text:style-name="T8">, (</text:span><text:span text:style-name="T17">RationalFraction</text:span><text:span text:style-name="T8">) obj, (a, b) </text:span><text:span text:style-name="T14">=&gt; </text:span><text:span text:style-name="T8">a </text:span><text:span text:style-name="T14">== </text:span><text:span text:style-name="T8">b);</text:span><text:line-break/><text:span text:style-name="T8"> <text:s text:c="3"/>}</text:span><text:line-break/><text:span text:style-name="T8">}</text:span></text:p>
      <text:p text:style-name="P13"><text:span text:style-name="T26"/></text:p>
      <text:p text:style-name="P15"><text:soft-page-break/><text:span text:style-name="T28">M</text:span><text:span text:style-name="T27">athFunctions</text:span></text:p>
      <text:p text:style-name="P16"><text:span text:style-name="T6">public static class </text:span><text:span text:style-name="T17">MathFunctions {</text:span><text:line-break/><text:span text:style-name="T11"> <text:s text:c="3"/></text:span><text:span text:style-name="T6">public static int </text:span><text:span text:style-name="T7">gcd</text:span><text:span text:style-name="T8">(</text:span><text:span text:style-name="T6">int </text:span><text:span text:style-name="T8">x, </text:span><text:span text:style-name="T6">int </text:span><text:span text:style-name="T8">y) {</text:span><text:line-break/><text:span text:style-name="T8"> <text:s text:c="7"/></text:span><text:span text:style-name="T6">while </text:span><text:span text:style-name="T8">(y </text:span><text:span text:style-name="T14">!= </text:span><text:span text:style-name="T18">0</text:span><text:span text:style-name="T8">) {</text:span><text:line-break/><text:span text:style-name="T8"> <text:s text:c="11"/></text:span><text:span text:style-name="T6">int </text:span><text:span text:style-name="T8">tmp </text:span><text:span text:style-name="T14">= </text:span><text:span text:style-name="T8">x </text:span><text:span text:style-name="T14">% </text:span><text:span text:style-name="T8">y;</text:span><text:line-break/><text:span text:style-name="T8"> <text:s text:c="11"/>x </text:span><text:span text:style-name="T14">= </text:span><text:span text:style-name="T8">y;</text:span><text:line-break/><text:span text:style-name="T8"> <text:s text:c="11"/>y </text:span><text:span text:style-name="T14">= </text:span><text:span text:style-name="T8">tmp;</text:span><text:line-break/><text:span text:style-name="T8"> <text:s text:c="7"/>}</text:span><text:line-break/><text:line-break/><text:span text:style-name="T8"> <text:s text:c="7"/></text:span><text:span text:style-name="T6">return </text:span><text:span text:style-name="T8">x;</text:span><text:line-break/><text:span text:style-name="T8"> <text:s text:c="3"/>}</text:span><text:line-break/><text:line-break/><text:span text:style-name="T8"> <text:s text:c="3"/></text:span><text:span text:style-name="T6">public static int </text:span><text:span text:style-name="T7">lcm</text:span><text:span text:style-name="T8">(</text:span><text:span text:style-name="T6">int </text:span><text:span text:style-name="T8">x, </text:span><text:span text:style-name="T6">int </text:span><text:span text:style-name="T8">y) {</text:span><text:line-break/><text:span text:style-name="T8"> <text:s text:c="7"/></text:span><text:span text:style-name="T6">return </text:span><text:span text:style-name="T8">x </text:span><text:span text:style-name="T14">* </text:span><text:span text:style-name="T8">y </text:span><text:span text:style-name="T14">/ </text:span><text:span text:style-name="T7">gcd</text:span><text:span text:style-name="T8">(x, y);</text:span><text:line-break/><text:span text:style-name="T8"> <text:s text:c="3"/>}</text:span></text:p>
      <text:p text:style-name="P16"><text:span text:style-name="T8">}</text:span></text:p>
      <text:p text:style-name="P15"><text:span text:style-name="T29">P</text:span><text:span text:style-name="T30">olunomial</text:span></text:p>
      <text:p text:style-name="P16"><text:span text:style-name="T22">class </text:span><text:span text:style-name="T17">Polynomial </text:span><text:span text:style-name="T12">{</text:span><text:line-break/><text:span text:style-name="T11"> <text:s text:c="3"/></text:span><text:span text:style-name="T6">private </text:span><text:span text:style-name="T17">List</text:span><text:span text:style-name="T14">&lt;</text:span><text:span text:style-name="T17">RationalFraction</text:span><text:span text:style-name="T14">&gt; </text:span><text:span text:style-name="T31">coefficients</text:span><text:span text:style-name="T8">;</text:span><text:line-break/><text:line-break/><text:span text:style-name="T8"> <text:s text:c="3"/></text:span><text:span text:style-name="T6">public </text:span><text:span text:style-name="T17">Polynomial</text:span><text:span text:style-name="T8">(</text:span><text:span text:style-name="T17">FractionSequence </text:span><text:span text:style-name="T8">sequence) {</text:span><text:line-break/><text:span text:style-name="T8"> <text:s text:c="7"/></text:span><text:span text:style-name="T10">this.</text:span><text:span text:style-name="T31">coefficients </text:span><text:span text:style-name="T14">= </text:span><text:span text:style-name="T6">new </text:span><text:span text:style-name="T17">List</text:span><text:span text:style-name="T14">&lt;</text:span><text:span text:style-name="T17">RationalFraction</text:span><text:span text:style-name="T14">&gt;</text:span><text:span text:style-name="T8">(sequence.</text:span><text:span text:style-name="T7">getSequence</text:span><text:span text:style-name="T8">());</text:span><text:line-break/><text:span text:style-name="T8"> <text:s text:c="3"/>}</text:span><text:line-break/><text:line-break/><text:span text:style-name="T8"> <text:s text:c="3"/></text:span><text:span text:style-name="T6">public </text:span><text:span text:style-name="T17">Polynomial</text:span><text:span text:style-name="T8">(</text:span><text:span text:style-name="T17">Polynomial </text:span><text:span text:style-name="T8">polynomial) {</text:span><text:line-break/><text:span text:style-name="T8"> <text:s text:c="7"/></text:span><text:span text:style-name="T10">this.</text:span><text:span text:style-name="T31">coefficients </text:span><text:span text:style-name="T14">= </text:span><text:span text:style-name="T6">new </text:span><text:span text:style-name="T17">List</text:span><text:span text:style-name="T14">&lt;</text:span><text:span text:style-name="T17">RationalFraction</text:span><text:span text:style-name="T14">&gt;</text:span><text:span text:style-name="T8">(polynomial.</text:span><text:span text:style-name="T31">coefficients</text:span><text:span text:style-name="T8">);</text:span><text:line-break/><text:span text:style-name="T8"> <text:s text:c="3"/>}</text:span><text:line-break/><text:line-break/><text:span text:style-name="T8"> <text:s text:c="3"/></text:span><text:span text:style-name="T6">public static </text:span><text:span text:style-name="T17">Polynomial </text:span><text:span text:style-name="T7">operator +</text:span><text:span text:style-name="T8">(</text:span><text:span text:style-name="T17">Polynomial </text:span><text:span text:style-name="T8">p1, </text:span><text:span text:style-name="T17">Polynomial </text:span><text:span text:style-name="T8">p2) {</text:span><text:line-break/><text:span text:style-name="T8"> <text:s text:c="7"/></text:span><text:span text:style-name="T17">Polynomial </text:span><text:span text:style-name="T8">p1Copy </text:span><text:span text:style-name="T14">= </text:span><text:span text:style-name="T6">new </text:span><text:span text:style-name="T17">Polynomial</text:span><text:span text:style-name="T8">(p1),</text:span><text:line-break/><text:span text:style-name="T8"> <text:s text:c="11"/>p2Copy </text:span><text:span text:style-name="T14">= </text:span><text:span text:style-name="T6">new </text:span><text:span text:style-name="T17">Polynomial</text:span><text:span text:style-name="T8">(p2);</text:span><text:line-break/><text:span text:style-name="T8"> <text:s text:c="7"/></text:span><text:line-break/><text:span text:style-name="T8"> <text:s text:c="7"/></text:span><text:span text:style-name="T17">FractionSequence </text:span><text:span text:style-name="T8">resultSequence </text:span><text:span text:style-name="T14">= </text:span><text:span text:style-name="T6">new </text:span><text:span text:style-name="T17">FractionSequence</text:span><text:span text:style-name="T8">();</text:span><text:line-break/><text:line-break/><text:span text:style-name="T8"> <text:s text:c="7"/></text:span><text:span text:style-name="T6">int </text:span><text:span text:style-name="T8">delta </text:span><text:span text:style-name="T14">= </text:span><text:span text:style-name="T8">p1Copy.</text:span><text:span text:style-name="T31">coefficients</text:span><text:span text:style-name="T8">.</text:span><text:span text:style-name="T31">Count </text:span><text:span text:style-name="T14">- </text:span><text:span text:style-name="T8">p2Copy.</text:span><text:span text:style-name="T31">coefficients</text:span><text:span text:style-name="T8">.</text:span><text:span text:style-name="T31">Count</text:span><text:span text:style-name="T8">;</text:span><text:line-break/><text:line-break/><text:span text:style-name="T8"> <text:s text:c="7"/></text:span><text:span text:style-name="T6">if </text:span><text:span text:style-name="T8">(delta </text:span><text:span text:style-name="T14">&lt; </text:span><text:span text:style-name="T18">0</text:span><text:span text:style-name="T8">) {</text:span><text:line-break/><text:span text:style-name="T8"> <text:s text:c="11"/>(p1Copy, p2Copy) </text:span><text:span text:style-name="T14">= </text:span><text:span text:style-name="T8">(p2Copy, p1Copy);</text:span><text:line-break/><text:span text:style-name="T8"> <text:s text:c="11"/>delta </text:span><text:span text:style-name="T14">= -</text:span><text:span text:style-name="T8">delta;</text:span><text:line-break/><text:span text:style-name="T8"> <text:s text:c="7"/>}</text:span><text:line-break/><text:line-break/><text:span text:style-name="T8"> <text:s text:c="7"/>p2Copy.</text:span><text:span text:style-name="T31">coefficients</text:span><text:span text:style-name="T8">.</text:span><text:span text:style-name="T7">Reverse</text:span><text:span text:style-name="T8">();</text:span><text:line-break/><text:span text:style-name="T8"> <text:s text:c="7"/></text:span><text:span text:style-name="T6">for </text:span><text:span text:style-name="T8">(</text:span><text:span text:style-name="T6">int </text:span><text:span text:style-name="T8">i </text:span><text:span text:style-name="T14">= </text:span><text:span text:style-name="T18">0</text:span><text:span text:style-name="T8">; i </text:span><text:span text:style-name="T14">&lt; </text:span><text:span text:style-name="T8">delta; </text:span><text:span text:style-name="T14">++</text:span><text:span text:style-name="T8">i) {</text:span><text:line-break/><text:span text:style-name="T8"> <text:s text:c="11"/>p2Copy.</text:span><text:span text:style-name="T31">coefficients</text:span><text:span text:style-name="T8">.</text:span><text:span text:style-name="T7">Add</text:span><text:span text:style-name="T8">(</text:span><text:span text:style-name="T6">new </text:span><text:span text:style-name="T17">RationalFraction</text:span><text:span text:style-name="T8">(</text:span><text:span text:style-name="T18">0</text:span><text:span text:style-name="T8">));</text:span><text:line-break/><text:span text:style-name="T8"> <text:s text:c="7"/>}</text:span><text:line-break/><text:span text:style-name="T8"> <text:s text:c="7"/>p2Copy.</text:span><text:span text:style-name="T31">coefficients</text:span><text:span text:style-name="T8">.</text:span><text:span text:style-name="T7">Reverse</text:span><text:span text:style-name="T8">();</text:span><text:line-break/><text:line-break/><text:span text:style-name="T8"> <text:s text:c="7"/></text:span><text:span text:style-name="T6">var </text:span><text:span text:style-name="T8">e1 </text:span><text:span text:style-name="T14">= </text:span><text:span text:style-name="T8">p1Copy.</text:span><text:span text:style-name="T31">coefficients</text:span><text:span text:style-name="T8">.</text:span><text:span text:style-name="T7">GetEnumerator</text:span><text:span text:style-name="T8">();</text:span><text:line-break/><text:span text:style-name="T8"> <text:s text:c="7"/></text:span><text:span text:style-name="T6">var </text:span><text:span text:style-name="T8">e2 </text:span><text:span text:style-name="T14">= </text:span><text:span text:style-name="T8">p2Copy.</text:span><text:span text:style-name="T31">coefficients</text:span><text:span text:style-name="T8">.</text:span><text:span text:style-name="T7">GetEnumerator</text:span><text:span text:style-name="T8">();</text:span><text:line-break/><text:span text:style-name="T8"> <text:s text:c="7"/></text:span><text:span text:style-name="T6">while </text:span><text:span text:style-name="T8">(e1.</text:span><text:span text:style-name="T7">MoveNext</text:span><text:span text:style-name="T8">() </text:span><text:span text:style-name="T14">&amp;&amp; </text:span><text:span text:style-name="T8">e2.</text:span><text:span text:style-name="T7">MoveNext</text:span><text:span text:style-name="T8">()) {</text:span><text:line-break/><text:span text:style-name="T8"> <text:s text:c="11"/></text:span><text:span text:style-name="T17">RationalFraction </text:span><text:span text:style-name="T8">e </text:span><text:span text:style-name="T14">= </text:span><text:span text:style-name="T8">e1.</text:span><text:span text:style-name="T31">Current </text:span><text:span text:style-name="T7">+ </text:span><text:span text:style-name="T8">e2.</text:span><text:span text:style-name="T31">Current</text:span><text:span text:style-name="T8">;</text:span><text:line-break/><text:span text:style-name="T8"> <text:s text:c="11"/>resultSequence.</text:span><text:span text:style-name="T7">addElement</text:span><text:span text:style-name="T8">(e);</text:span><text:line-break/><text:span text:style-name="T8"> <text:s text:c="7"/>}</text:span><text:line-break/><text:line-break/><text:soft-page-break/><text:span text:style-name="T8"> <text:s text:c="7"/></text:span><text:span text:style-name="T6">return new </text:span><text:span text:style-name="T17">Polynomial</text:span><text:span text:style-name="T8">(resultSequence);</text:span><text:line-break/><text:span text:style-name="T8"> <text:s text:c="3"/>}</text:span><text:line-break/><text:line-break/><text:span text:style-name="T8"> <text:s text:c="3"/></text:span><text:span text:style-name="T6">public int </text:span><text:span text:style-name="T7">getMaxPower</text:span><text:span text:style-name="T8">() {</text:span><text:line-break/><text:span text:style-name="T8"> <text:s text:c="7"/></text:span><text:span text:style-name="T6">return </text:span><text:span text:style-name="T31">coefficients</text:span><text:span text:style-name="T8">.</text:span><text:span text:style-name="T31">Count</text:span><text:span text:style-name="T8">;</text:span><text:line-break/><text:span text:style-name="T8"> <text:s text:c="3"/>}</text:span><text:line-break/><text:span text:style-name="T8"> <text:s text:c="3"/></text:span><text:line-break/><text:span text:style-name="T8"> <text:s text:c="3"/></text:span><text:span text:style-name="T6">public override string </text:span><text:span text:style-name="T7">ToString</text:span><text:span text:style-name="T8">() {</text:span><text:line-break/><text:span text:style-name="T8"> <text:s text:c="7"/></text:span><text:span text:style-name="T17">StringBuilder </text:span><text:span text:style-name="T8">sb </text:span><text:span text:style-name="T14">= </text:span><text:span text:style-name="T6">new </text:span><text:span text:style-name="T17">StringBuilder</text:span><text:span text:style-name="T8">();</text:span><text:line-break/><text:span text:style-name="T8"> <text:s text:c="7"/></text:span><text:span text:style-name="T6">for </text:span><text:span text:style-name="T8">(</text:span><text:span text:style-name="T6">int </text:span><text:span text:style-name="T8">power </text:span><text:span text:style-name="T14">= </text:span><text:span text:style-name="T31">coefficients</text:span><text:span text:style-name="T8">.</text:span><text:span text:style-name="T31">Count </text:span><text:span text:style-name="T14">- </text:span><text:span text:style-name="T18">1</text:span><text:span text:style-name="T8">, i </text:span><text:span text:style-name="T14">= </text:span><text:span text:style-name="T18">0</text:span><text:span text:style-name="T8">; power </text:span><text:span text:style-name="T14">&gt;= </text:span><text:span text:style-name="T18">0</text:span><text:span text:style-name="T8">; </text:span><text:span text:style-name="T14">--</text:span><text:span text:style-name="T8">power, </text:span><text:span text:style-name="T14">++</text:span><text:span text:style-name="T8">i) {</text:span><text:line-break/><text:span text:style-name="T8"> <text:s text:c="11"/></text:span><text:span text:style-name="T6">if </text:span><text:span text:style-name="T8">(</text:span><text:span text:style-name="T31">coefficients</text:span><text:span text:style-name="T8">[i].</text:span><text:span text:style-name="T7">Equals</text:span><text:span text:style-name="T8">(</text:span><text:span text:style-name="T6">new </text:span><text:span text:style-name="T17">RationalFraction</text:span><text:span text:style-name="T8">(</text:span><text:span text:style-name="T18">0</text:span><text:span text:style-name="T8">))) {</text:span><text:line-break/><text:span text:style-name="T8"> <text:s text:c="15"/></text:span><text:span text:style-name="T6">continue</text:span><text:span text:style-name="T8">;</text:span><text:line-break/><text:span text:style-name="T8"> <text:s text:c="11"/>}</text:span><text:line-break/><text:span text:style-name="T8"> <text:s text:c="11"/></text:span><text:line-break/><text:span text:style-name="T8"> <text:s text:c="11"/></text:span><text:span text:style-name="T6">char </text:span><text:span text:style-name="T8">sign </text:span><text:span text:style-name="T14">= </text:span><text:span text:style-name="T31">coefficients</text:span><text:span text:style-name="T8">[i].</text:span><text:span text:style-name="T7">getSign</text:span><text:span text:style-name="T8">();</text:span><text:line-break/><text:span text:style-name="T8"> <text:s text:c="11"/></text:span><text:span text:style-name="T6">if </text:span><text:span text:style-name="T8">(sign </text:span><text:span text:style-name="T14">== </text:span><text:span text:style-name="T16">'-'</text:span><text:span text:style-name="T8">) {</text:span><text:line-break/><text:span text:style-name="T8"> <text:s text:c="15"/>sb.</text:span><text:span text:style-name="T7">Append</text:span><text:span text:style-name="T8">(sign);</text:span><text:line-break/><text:span text:style-name="T8"> <text:s text:c="11"/>}</text:span><text:line-break/><text:span text:style-name="T8"> <text:s text:c="11"/></text:span><text:span text:style-name="T6">else if</text:span><text:span text:style-name="T8">(i </text:span><text:span text:style-name="T14">!= </text:span><text:span text:style-name="T18">0</text:span><text:span text:style-name="T8">) {</text:span><text:line-break/><text:span text:style-name="T8"> <text:s text:c="15"/>sb.</text:span><text:span text:style-name="T7">Append</text:span><text:span text:style-name="T8">(sign);</text:span><text:line-break/><text:span text:style-name="T8"> <text:s text:c="11"/>}</text:span><text:line-break/><text:span text:style-name="T8"> <text:s text:c="11"/></text:span><text:line-break/><text:span text:style-name="T8"> <text:s text:c="11"/>sb.</text:span><text:span text:style-name="T7">Append</text:span><text:span text:style-name="T8">(</text:span><text:span text:style-name="T16">" " </text:span><text:span text:style-name="T14">+ </text:span><text:span text:style-name="T31">coefficients</text:span><text:span text:style-name="T8">[i].</text:span><text:span text:style-name="T7">abs</text:span><text:span text:style-name="T8">());</text:span><text:line-break/><text:span text:style-name="T8"> <text:s text:c="11"/></text:span><text:span text:style-name="T6">if </text:span><text:span text:style-name="T8">(power </text:span><text:span text:style-name="T14">&gt;= </text:span><text:span text:style-name="T18">1</text:span><text:span text:style-name="T8">) {</text:span><text:line-break/><text:span text:style-name="T8"> <text:s text:c="15"/>sb.</text:span><text:span text:style-name="T7">Append</text:span><text:span text:style-name="T8">(</text:span><text:span text:style-name="T16">"*x"</text:span><text:span text:style-name="T8">);</text:span><text:line-break/><text:span text:style-name="T8"> <text:s text:c="11"/>}</text:span><text:line-break/><text:line-break/><text:span text:style-name="T8"> <text:s text:c="11"/></text:span><text:span text:style-name="T6">if </text:span><text:span text:style-name="T8">(power </text:span><text:span text:style-name="T14">&gt;= </text:span><text:span text:style-name="T18">2</text:span><text:span text:style-name="T8">) {</text:span><text:line-break/><text:span text:style-name="T8"> <text:s text:c="15"/>sb.</text:span><text:span text:style-name="T7">Append</text:span><text:span text:style-name="T8">(</text:span><text:span text:style-name="T16">"^" </text:span><text:span text:style-name="T14">+ </text:span><text:span text:style-name="T8">power);</text:span><text:line-break/><text:span text:style-name="T8"> <text:s text:c="11"/>}</text:span><text:line-break/><text:line-break/><text:span text:style-name="T8"> <text:s text:c="11"/>sb.</text:span><text:span text:style-name="T7">Append</text:span><text:span text:style-name="T8">(</text:span><text:span text:style-name="T16">" "</text:span><text:span text:style-name="T8">);</text:span><text:line-break/><text:span text:style-name="T8"> <text:s text:c="7"/>}</text:span><text:line-break/><text:line-break/><text:span text:style-name="T8"> <text:s text:c="7"/></text:span><text:span text:style-name="T6">string </text:span><text:span text:style-name="T8">result </text:span><text:span text:style-name="T14">= </text:span><text:span text:style-name="T8">sb.</text:span><text:span text:style-name="T7">ToString</text:span><text:span text:style-name="T8">();</text:span><text:line-break/><text:span text:style-name="T8"> <text:s text:c="7"/></text:span><text:span text:style-name="T6">if </text:span><text:span text:style-name="T8">(result.</text:span><text:span text:style-name="T31">Length </text:span><text:span text:style-name="T14">== </text:span><text:span text:style-name="T18">0</text:span><text:span text:style-name="T8">) {</text:span><text:line-break/><text:span text:style-name="T8"> <text:s text:c="11"/>result </text:span><text:span text:style-name="T14">= </text:span><text:span text:style-name="T16">"0"</text:span><text:span text:style-name="T8">;</text:span><text:line-break/><text:span text:style-name="T8"> <text:s text:c="7"/>}</text:span><text:line-break/><text:span text:style-name="T8"> <text:s text:c="7"/></text:span><text:span text:style-name="T6">return </text:span><text:span text:style-name="T8">result;</text:span><text:line-break/><text:span text:style-name="T8"> <text:s text:c="3"/>}</text:span><text:line-break/><text:line-break/><text:span text:style-name="T8"> <text:s text:c="3"/></text:span><text:span text:style-name="T6">public override bool </text:span><text:span text:style-name="T7">Equals</text:span><text:span text:style-name="T8">(</text:span><text:span text:style-name="T6">object </text:span><text:span text:style-name="T8">obj) {</text:span><text:line-break/><text:span text:style-name="T8"> <text:s text:c="7"/></text:span><text:span text:style-name="T6">if </text:span><text:span text:style-name="T8">(obj </text:span><text:span text:style-name="T14">== </text:span><text:span text:style-name="T6">null</text:span><text:span text:style-name="T8">) {</text:span><text:line-break/><text:span text:style-name="T8"> <text:s text:c="11"/></text:span><text:span text:style-name="T6">return false</text:span><text:span text:style-name="T8">;</text:span><text:line-break/><text:span text:style-name="T8"> <text:s text:c="7"/>}</text:span><text:line-break/><text:span text:style-name="T8"> <text:s text:c="7"/></text:span><text:line-break/><text:span text:style-name="T8"> <text:s text:c="7"/></text:span><text:span text:style-name="T17">Polynomial </text:span><text:span text:style-name="T8">objPolynomial </text:span><text:span text:style-name="T14">= </text:span><text:span text:style-name="T8">(</text:span><text:span text:style-name="T17">Polynomial</text:span><text:span text:style-name="T8">) obj;</text:span><text:line-break/><text:span text:style-name="T8"> <text:s text:c="7"/></text:span><text:line-break/><text:span text:style-name="T8"> <text:s text:c="7"/></text:span><text:span text:style-name="T6">if </text:span><text:span text:style-name="T8">(objPolynomial.</text:span><text:span text:style-name="T7">getMaxPower</text:span><text:span text:style-name="T8">() </text:span><text:span text:style-name="T14">!= </text:span><text:span text:style-name="T7">getMaxPower</text:span><text:span text:style-name="T8">()) {</text:span><text:line-break/><text:span text:style-name="T8"> <text:s text:c="11"/></text:span><text:span text:style-name="T6">return false</text:span><text:span text:style-name="T8">;</text:span><text:line-break/><text:span text:style-name="T8"> <text:s text:c="7"/>}</text:span><text:line-break/><text:span text:style-name="T8"> <text:s text:c="7"/></text:span><text:line-break/><text:span text:style-name="T8"> <text:s text:c="7"/></text:span><text:span text:style-name="T6">bool </text:span><text:span text:style-name="T8">ok </text:span><text:span text:style-name="T14">= </text:span><text:span text:style-name="T6">true</text:span><text:span text:style-name="T8">;</text:span><text:line-break/><text:span text:style-name="T8"> <text:s text:c="7"/></text:span><text:span text:style-name="T6">int </text:span><text:span text:style-name="T8">power </text:span><text:span text:style-name="T14">= </text:span><text:span text:style-name="T7">getMaxPower</text:span><text:span text:style-name="T8">();</text:span><text:line-break/><text:span text:style-name="T8"> <text:s text:c="7"/></text:span><text:span text:style-name="T6">for </text:span><text:span text:style-name="T8">(</text:span><text:span text:style-name="T6">int </text:span><text:span text:style-name="T8">i </text:span><text:span text:style-name="T14">= </text:span><text:span text:style-name="T18">0</text:span><text:span text:style-name="T8">; i </text:span><text:span text:style-name="T14">&lt; </text:span><text:span text:style-name="T8">power; </text:span><text:span text:style-name="T14">++</text:span><text:span text:style-name="T8">i) {</text:span><text:line-break/><text:span text:style-name="T8"> <text:s text:c="11"/>ok </text:span><text:span text:style-name="T14">&amp;= </text:span><text:span text:style-name="T31">coefficients</text:span><text:span text:style-name="T8">[i].</text:span><text:span text:style-name="T7">Equals</text:span><text:span text:style-name="T8">(objPolynomial.</text:span><text:span text:style-name="T31">coefficients</text:span><text:span text:style-name="T8">[i]);</text:span><text:line-break/><text:span text:style-name="T8"> <text:s text:c="7"/>}</text:span><text:line-break/><text:line-break/><text:span text:style-name="T8"> <text:s text:c="7"/></text:span><text:span text:style-name="T6">return </text:span><text:span text:style-name="T8">ok;</text:span><text:line-break/><text:span text:style-name="T8"> <text:s text:c="3"/>}</text:span><text:line-break/><text:span text:style-name="T8">}</text:span></text:p>
      <text:p text:style-name="P15"><text:soft-page-break/><text:span text:style-name="T30">FractionalSequence</text:span></text:p>
      <text:p text:style-name="P16"><text:span text:style-name="T22">class </text:span><text:span text:style-name="T17">FractionSequence </text:span><text:span text:style-name="T12">{</text:span><text:line-break/><text:span text:style-name="T11"> <text:s text:c="3"/></text:span><text:span text:style-name="T6">private </text:span><text:span text:style-name="T17">List</text:span><text:span text:style-name="T14">&lt;</text:span><text:span text:style-name="T17">RationalFraction</text:span><text:span text:style-name="T14">&gt; </text:span><text:span text:style-name="T31">sequence</text:span><text:span text:style-name="T8">;</text:span><text:line-break/><text:span text:style-name="T8"> <text:s text:c="3"/></text:span><text:span text:style-name="T6">private </text:span><text:span text:style-name="T17">RationalFraction </text:span><text:span text:style-name="T31">cachedMax</text:span><text:span text:style-name="T8">, </text:span><text:span text:style-name="T31">cachedMin</text:span><text:span text:style-name="T8">;</text:span><text:line-break/><text:line-break/><text:span text:style-name="T8"> <text:s text:c="3"/></text:span><text:span text:style-name="T6">private </text:span><text:span text:style-name="T17">Dictionary</text:span><text:span text:style-name="T14">&lt;</text:span><text:span text:style-name="T17">RationalFraction</text:span><text:span text:style-name="T8">, </text:span><text:span text:style-name="T6">int</text:span><text:span text:style-name="T14">&gt; </text:span><text:span text:style-name="T31">lowerCache</text:span><text:span text:style-name="T8">;</text:span><text:line-break/><text:span text:style-name="T8"> <text:s text:c="3"/></text:span><text:span text:style-name="T6">private </text:span><text:span text:style-name="T17">Dictionary</text:span><text:span text:style-name="T14">&lt;</text:span><text:span text:style-name="T17">RationalFraction</text:span><text:span text:style-name="T8">, </text:span><text:span text:style-name="T6">int</text:span><text:span text:style-name="T14">&gt; </text:span><text:span text:style-name="T31">upperCache</text:span><text:span text:style-name="T8">;</text:span><text:line-break/><text:line-break/><text:span text:style-name="T8"> <text:s text:c="3"/></text:span><text:span text:style-name="T6">private void </text:span><text:span text:style-name="T7">init</text:span><text:span text:style-name="T8">() {</text:span><text:line-break/><text:span text:style-name="T8"> <text:s text:c="7"/></text:span><text:span text:style-name="T31">sequence </text:span><text:span text:style-name="T14">= </text:span><text:span text:style-name="T6">new </text:span><text:span text:style-name="T17">List</text:span><text:span text:style-name="T14">&lt;</text:span><text:span text:style-name="T17">RationalFraction</text:span><text:span text:style-name="T14">&gt;</text:span><text:span text:style-name="T8">();</text:span><text:line-break/><text:span text:style-name="T8"> <text:s text:c="7"/></text:span><text:span text:style-name="T31">lowerCache </text:span><text:span text:style-name="T14">= </text:span><text:span text:style-name="T6">new </text:span><text:span text:style-name="T17">Dictionary</text:span><text:span text:style-name="T14">&lt;</text:span><text:span text:style-name="T17">RationalFraction</text:span><text:span text:style-name="T8">, </text:span><text:span text:style-name="T6">int</text:span><text:span text:style-name="T14">&gt;</text:span><text:span text:style-name="T8">();</text:span><text:line-break/><text:span text:style-name="T8"> <text:s text:c="7"/></text:span><text:span text:style-name="T31">upperCache </text:span><text:span text:style-name="T14">= </text:span><text:span text:style-name="T6">new </text:span><text:span text:style-name="T17">Dictionary</text:span><text:span text:style-name="T14">&lt;</text:span><text:span text:style-name="T17">RationalFraction</text:span><text:span text:style-name="T8">, </text:span><text:span text:style-name="T6">int</text:span><text:span text:style-name="T14">&gt;</text:span><text:span text:style-name="T8">();</text:span><text:line-break/><text:span text:style-name="T8"> <text:s text:c="7"/></text:span><text:span text:style-name="T31">cachedMax </text:span><text:span text:style-name="T14">= </text:span><text:span text:style-name="T6">null</text:span><text:span text:style-name="T8">;</text:span><text:line-break/><text:span text:style-name="T8"> <text:s text:c="7"/></text:span><text:span text:style-name="T31">cachedMin </text:span><text:span text:style-name="T14">= </text:span><text:span text:style-name="T6">null</text:span><text:span text:style-name="T8">;</text:span><text:line-break/><text:span text:style-name="T8"> <text:s text:c="3"/>}</text:span><text:line-break/><text:line-break/><text:span text:style-name="T8"> <text:s text:c="3"/></text:span><text:span text:style-name="T6">public </text:span><text:span text:style-name="T17">FractionSequence</text:span><text:span text:style-name="T8">() {</text:span><text:line-break/><text:span text:style-name="T8"> <text:s text:c="7"/></text:span><text:span text:style-name="T7">init</text:span><text:span text:style-name="T8">();</text:span><text:line-break/><text:span text:style-name="T8"> <text:s text:c="3"/>}</text:span><text:line-break/><text:line-break/><text:span text:style-name="T8"> <text:s text:c="3"/></text:span><text:span text:style-name="T6">public </text:span><text:span text:style-name="T17">FractionSequence</text:span><text:span text:style-name="T8">(</text:span><text:span text:style-name="T17">List</text:span><text:span text:style-name="T14">&lt;</text:span><text:span text:style-name="T17">RationalFraction</text:span><text:span text:style-name="T14">&gt; </text:span><text:span text:style-name="T8">sequence) {</text:span><text:line-break/><text:span text:style-name="T8"> <text:s text:c="7"/></text:span><text:span text:style-name="T7">init</text:span><text:span text:style-name="T8">();</text:span><text:line-break/><text:span text:style-name="T8"> <text:s text:c="7"/></text:span><text:span text:style-name="T6">this</text:span><text:span text:style-name="T8">.</text:span><text:span text:style-name="T31">sequence </text:span><text:span text:style-name="T14">= </text:span><text:span text:style-name="T6">new </text:span><text:span text:style-name="T17">List</text:span><text:span text:style-name="T14">&lt;</text:span><text:span text:style-name="T17">RationalFraction</text:span><text:span text:style-name="T14">&gt;</text:span><text:span text:style-name="T8">(sequence);</text:span><text:line-break/><text:span text:style-name="T8"> <text:s text:c="3"/>}</text:span><text:line-break/><text:line-break/><text:span text:style-name="T8"> <text:s text:c="3"/></text:span><text:span text:style-name="T6">public </text:span><text:span text:style-name="T17">FractionSequence</text:span><text:span text:style-name="T8">(</text:span><text:span text:style-name="T6">int </text:span><text:span text:style-name="T8">randomFractionsCount, </text:span><text:span text:style-name="T6">int </text:span><text:span text:style-name="T8">seed </text:span><text:span text:style-name="T14">= </text:span><text:span text:style-name="T18">100500</text:span><text:span text:style-name="T8">) {</text:span><text:line-break/><text:span text:style-name="T8"> <text:s text:c="7"/></text:span><text:span text:style-name="T7">init</text:span><text:span text:style-name="T8">();</text:span><text:line-break/><text:line-break/><text:span text:style-name="T8"> <text:s text:c="7"/></text:span><text:span text:style-name="T6">if </text:span><text:span text:style-name="T8">(randomFractionsCount </text:span><text:span text:style-name="T14">&lt; </text:span><text:span text:style-name="T18">1</text:span><text:span text:style-name="T8">) {</text:span><text:line-break/><text:span text:style-name="T8"> <text:s text:c="11"/></text:span><text:span text:style-name="T6">throw new </text:span><text:span text:style-name="T17">ArgumentOutOfRangeException</text:span><text:span text:style-name="T8">(</text:span><text:span text:style-name="T16">"randomFractionsCount should be positive"</text:span><text:span text:style-name="T8">);</text:span><text:line-break/><text:span text:style-name="T8"> <text:s text:c="7"/>}</text:span><text:line-break/><text:line-break/><text:span text:style-name="T8"> <text:s text:c="7"/></text:span><text:span text:style-name="T17">Random </text:span><text:span text:style-name="T8">r </text:span><text:span text:style-name="T14">= </text:span><text:span text:style-name="T6">new </text:span><text:span text:style-name="T17">Random</text:span><text:span text:style-name="T8">(seed);</text:span><text:line-break/><text:span text:style-name="T8"> <text:s text:c="7"/></text:span><text:span text:style-name="T6">for </text:span><text:span text:style-name="T8">(</text:span><text:span text:style-name="T6">int </text:span><text:span text:style-name="T8">i </text:span><text:span text:style-name="T14">= </text:span><text:span text:style-name="T18">0</text:span><text:span text:style-name="T8">; i </text:span><text:span text:style-name="T14">&lt; </text:span><text:span text:style-name="T8">randomFractionsCount; </text:span><text:span text:style-name="T14">++</text:span><text:span text:style-name="T8">i) {</text:span><text:line-break/><text:span text:style-name="T8"> <text:s text:c="11"/></text:span><text:span text:style-name="T7">addElement</text:span><text:span text:style-name="T8">(</text:span><text:span text:style-name="T6">new </text:span><text:span text:style-name="T17">RationalFraction</text:span><text:span text:style-name="T8">(r.</text:span><text:span text:style-name="T7">Next</text:span><text:span text:style-name="T8">(</text:span><text:span text:style-name="T14">-</text:span><text:span text:style-name="T18">20</text:span><text:span text:style-name="T8">, </text:span><text:span text:style-name="T18">20</text:span><text:span text:style-name="T8">), r.</text:span><text:span text:style-name="T7">Next</text:span><text:span text:style-name="T8">(</text:span><text:span text:style-name="T18">1</text:span><text:span text:style-name="T8">, </text:span><text:span text:style-name="T18">20</text:span><text:span text:style-name="T8">) </text:span><text:span text:style-name="T14">* </text:span><text:span text:style-name="T8">(r.</text:span><text:span text:style-name="T7">Next</text:span><text:span text:style-name="T8">() </text:span><text:span text:style-name="T14">% </text:span><text:span text:style-name="T18">2 </text:span><text:span text:style-name="T14">== </text:span><text:span text:style-name="T18">0 </text:span><text:span text:style-name="T14">? </text:span><text:span text:style-name="T18">1 </text:span><text:span text:style-name="T14">: -</text:span><text:span text:style-name="T18">1</text:span><text:span text:style-name="T8">)));</text:span><text:line-break/><text:span text:style-name="T8"> <text:s text:c="7"/>}</text:span><text:line-break/><text:span text:style-name="T8"> <text:s text:c="3"/>}</text:span><text:line-break/><text:line-break/><text:span text:style-name="T8"> <text:s text:c="3"/></text:span><text:span text:style-name="T6">public </text:span><text:span text:style-name="T10">FractionSequence</text:span><text:span text:style-name="T8">(</text:span><text:span text:style-name="T6">string </text:span><text:span text:style-name="T8">filePath) {</text:span><text:line-break/><text:span text:style-name="T8"> <text:s text:c="7"/></text:span><text:span text:style-name="T7">init</text:span><text:span text:style-name="T8">();</text:span><text:line-break/><text:span text:style-name="T8"> <text:s text:c="7"/></text:span><text:span text:style-name="T6">if </text:span><text:span text:style-name="T8">(</text:span><text:span text:style-name="T14">!</text:span><text:span text:style-name="T17">File</text:span><text:span text:style-name="T8">.</text:span><text:span text:style-name="T7">Exists</text:span><text:span text:style-name="T8">(filePath)) {</text:span><text:line-break/><text:span text:style-name="T8"> <text:s text:c="11"/></text:span><text:span text:style-name="T6">throw new </text:span><text:span text:style-name="T17">FileNotFoundException</text:span><text:span text:style-name="T8">();</text:span><text:line-break/><text:span text:style-name="T8"> <text:s text:c="7"/>}</text:span><text:line-break/><text:line-break/><text:span text:style-name="T8"> <text:s text:c="7"/></text:span><text:span text:style-name="T6">string</text:span><text:span text:style-name="T8">[] lines </text:span><text:span text:style-name="T14">= </text:span><text:span text:style-name="T17">File</text:span><text:span text:style-name="T8">.</text:span><text:span text:style-name="T7">ReadAllLines</text:span><text:span text:style-name="T8">(filePath);</text:span><text:line-break/><text:span text:style-name="T8"> <text:s text:c="7"/></text:span><text:span text:style-name="T6">foreach </text:span><text:span text:style-name="T8">(</text:span><text:span text:style-name="T6">string </text:span><text:span text:style-name="T8">line </text:span><text:span text:style-name="T6">in </text:span><text:span text:style-name="T8">lines) {</text:span><text:line-break/><text:span text:style-name="T8"> <text:s text:c="11"/></text:span><text:span text:style-name="T31">sequence</text:span><text:span text:style-name="T8">.</text:span><text:span text:style-name="T7">Add</text:span><text:span text:style-name="T8">(</text:span><text:span text:style-name="T6">new </text:span><text:span text:style-name="T17">RationalFraction</text:span><text:span text:style-name="T8">(line));</text:span><text:line-break/><text:span text:style-name="T8"> <text:s text:c="7"/>}</text:span><text:line-break/><text:span text:style-name="T8"> <text:s text:c="3"/>}</text:span><text:line-break/><text:line-break/><text:line-break/><text:span text:style-name="T8"> <text:s text:c="3"/></text:span><text:span text:style-name="T6">public void </text:span><text:span text:style-name="T7">addElement</text:span><text:span text:style-name="T8">(</text:span><text:span text:style-name="T17">RationalFraction </text:span><text:span text:style-name="T8">element) {</text:span><text:line-break/><text:span text:style-name="T8"> <text:s text:c="7"/></text:span><text:span text:style-name="T31">sequence</text:span><text:span text:style-name="T8">.</text:span><text:span text:style-name="T7">Add</text:span><text:span text:style-name="T8">(element);</text:span><text:line-break/><text:span text:style-name="T8"> <text:s text:c="7"/></text:span><text:span text:style-name="T7">clearCache</text:span><text:span text:style-name="T8">();</text:span><text:line-break/><text:span text:style-name="T8"> <text:s text:c="3"/>}</text:span><text:line-break/><text:soft-page-break/><text:line-break/><text:span text:style-name="T8"> <text:s text:c="3"/></text:span><text:span text:style-name="T6">public </text:span><text:span text:style-name="T17">RationalFraction </text:span><text:span text:style-name="T7">getMax</text:span><text:span text:style-name="T8">() {</text:span><text:line-break/><text:span text:style-name="T8"> <text:s text:c="7"/></text:span><text:span text:style-name="T6">if </text:span><text:span text:style-name="T8">(</text:span><text:span text:style-name="T31">sequence</text:span><text:span text:style-name="T8">.</text:span><text:span text:style-name="T31">Count </text:span><text:span text:style-name="T14">== </text:span><text:span text:style-name="T18">0</text:span><text:span text:style-name="T8">) {</text:span><text:line-break/><text:span text:style-name="T8"> <text:s text:c="11"/></text:span><text:span text:style-name="T6">throw new </text:span><text:span text:style-name="T17">Exception</text:span><text:span text:style-name="T8">(</text:span><text:span text:style-name="T16">"Sequence is empty"</text:span><text:span text:style-name="T8">);</text:span><text:line-break/><text:span text:style-name="T8"> <text:s text:c="7"/>}</text:span><text:line-break/><text:line-break/><text:span text:style-name="T8"> <text:s text:c="7"/></text:span><text:span text:style-name="T6">if </text:span><text:span text:style-name="T8">(</text:span><text:span text:style-name="T31">cachedMax </text:span><text:span text:style-name="T14">!= </text:span><text:span text:style-name="T6">null</text:span><text:span text:style-name="T8">) {</text:span><text:line-break/><text:span text:style-name="T8"> <text:s text:c="11"/></text:span><text:span text:style-name="T6">return </text:span><text:span text:style-name="T31">cachedMax</text:span><text:span text:style-name="T8">;</text:span><text:line-break/><text:span text:style-name="T8"> <text:s text:c="7"/>}</text:span><text:line-break/><text:line-break/><text:span text:style-name="T8"> <text:s text:c="7"/></text:span><text:span text:style-name="T31">cachedMax </text:span><text:span text:style-name="T14">= </text:span><text:span text:style-name="T31">sequence</text:span><text:span text:style-name="T8">.</text:span><text:span text:style-name="T7">Max</text:span><text:span text:style-name="T8">();</text:span><text:line-break/><text:span text:style-name="T8"> <text:s text:c="7"/></text:span><text:span text:style-name="T6">return </text:span><text:span text:style-name="T31">cachedMax</text:span><text:span text:style-name="T8">;</text:span><text:line-break/><text:span text:style-name="T8"> <text:s text:c="3"/>}</text:span><text:line-break/><text:line-break/><text:span text:style-name="T8"> <text:s text:c="3"/></text:span><text:span text:style-name="T6">public </text:span><text:span text:style-name="T17">RationalFraction </text:span><text:span text:style-name="T7">getMin</text:span><text:span text:style-name="T8">() {</text:span><text:line-break/><text:span text:style-name="T8"> <text:s text:c="7"/></text:span><text:span text:style-name="T6">if </text:span><text:span text:style-name="T8">(</text:span><text:span text:style-name="T31">sequence</text:span><text:span text:style-name="T8">.</text:span><text:span text:style-name="T31">Count </text:span><text:span text:style-name="T14">== </text:span><text:span text:style-name="T18">0</text:span><text:span text:style-name="T8">) {</text:span><text:line-break/><text:span text:style-name="T8"> <text:s text:c="11"/></text:span><text:span text:style-name="T6">throw new </text:span><text:span text:style-name="T17">Exception</text:span><text:span text:style-name="T8">(</text:span><text:span text:style-name="T16">"Sequence is empty"</text:span><text:span text:style-name="T8">);</text:span><text:line-break/><text:span text:style-name="T8"> <text:s text:c="7"/>}</text:span><text:line-break/><text:line-break/><text:span text:style-name="T8"> <text:s text:c="7"/></text:span><text:span text:style-name="T6">if </text:span><text:span text:style-name="T8">(</text:span><text:span text:style-name="T31">cachedMin </text:span><text:span text:style-name="T14">!= </text:span><text:span text:style-name="T6">null</text:span><text:span text:style-name="T8">) {</text:span><text:line-break/><text:span text:style-name="T8"> <text:s text:c="11"/></text:span><text:span text:style-name="T6">return </text:span><text:span text:style-name="T31">cachedMin</text:span><text:span text:style-name="T8">;</text:span><text:line-break/><text:span text:style-name="T8"> <text:s text:c="7"/>}</text:span><text:line-break/><text:line-break/><text:span text:style-name="T8"> <text:s text:c="7"/></text:span><text:span text:style-name="T31">cachedMin </text:span><text:span text:style-name="T14">= </text:span><text:span text:style-name="T31">sequence</text:span><text:span text:style-name="T8">.</text:span><text:span text:style-name="T7">Min</text:span><text:span text:style-name="T8">();</text:span><text:line-break/><text:span text:style-name="T8"> <text:s text:c="7"/></text:span><text:span text:style-name="T6">return </text:span><text:span text:style-name="T31">cachedMin</text:span><text:span text:style-name="T8">;</text:span><text:line-break/><text:span text:style-name="T8"> <text:s text:c="3"/>}</text:span><text:line-break/><text:line-break/><text:span text:style-name="T8"> <text:s text:c="3"/></text:span><text:span text:style-name="T6">public int </text:span><text:span text:style-name="T7">getUpperCount</text:span><text:span text:style-name="T8">(</text:span><text:span text:style-name="T17">RationalFraction </text:span><text:span text:style-name="T8">x) {</text:span><text:line-break/><text:span text:style-name="T8"> <text:s text:c="7"/></text:span><text:span text:style-name="T6">if </text:span><text:span text:style-name="T8">(</text:span><text:span text:style-name="T31">upperCache</text:span><text:span text:style-name="T8">.</text:span><text:span text:style-name="T7">ContainsKey</text:span><text:span text:style-name="T8">(x)) {</text:span><text:line-break/><text:span text:style-name="T8"> <text:s text:c="11"/></text:span><text:span text:style-name="T6">return </text:span><text:span text:style-name="T31">upperCache</text:span><text:span text:style-name="T8">[x];</text:span><text:line-break/><text:span text:style-name="T8"> <text:s text:c="7"/>}</text:span><text:line-break/><text:line-break/><text:span text:style-name="T8"> <text:s text:c="7"/></text:span><text:span text:style-name="T6">int </text:span><text:span text:style-name="T8">count </text:span><text:span text:style-name="T14">= </text:span><text:span text:style-name="T31">sequence</text:span><text:span text:style-name="T8">.</text:span><text:span text:style-name="T7">Count</text:span><text:span text:style-name="T8">(current </text:span><text:span text:style-name="T14">=&gt; </text:span><text:span text:style-name="T10">(</text:span><text:span text:style-name="T8">current </text:span><text:span text:style-name="T7">&gt; </text:span><text:span text:style-name="T8">x</text:span><text:span text:style-name="T10">)</text:span><text:span text:style-name="T8">);</text:span><text:line-break/><text:span text:style-name="T8"> <text:s text:c="7"/></text:span><text:span text:style-name="T31">upperCache</text:span><text:span text:style-name="T8">[x] </text:span><text:span text:style-name="T14">= </text:span><text:span text:style-name="T8">count;</text:span><text:line-break/><text:span text:style-name="T8"> <text:s text:c="7"/></text:span><text:span text:style-name="T6">return </text:span><text:span text:style-name="T8">count;</text:span><text:line-break/><text:span text:style-name="T8"> <text:s text:c="3"/>}</text:span><text:line-break/><text:line-break/><text:span text:style-name="T8"> <text:s text:c="3"/></text:span><text:span text:style-name="T6">public int </text:span><text:span text:style-name="T7">getLowerCount</text:span><text:span text:style-name="T8">(</text:span><text:span text:style-name="T17">RationalFraction </text:span><text:span text:style-name="T8">x) {</text:span><text:line-break/><text:span text:style-name="T8"> <text:s text:c="7"/></text:span><text:span text:style-name="T6">if </text:span><text:span text:style-name="T8">(</text:span><text:span text:style-name="T31">lowerCache</text:span><text:span text:style-name="T8">.</text:span><text:span text:style-name="T7">ContainsKey</text:span><text:span text:style-name="T8">(x)) {</text:span><text:line-break/><text:span text:style-name="T8"> <text:s text:c="11"/></text:span><text:span text:style-name="T6">return </text:span><text:span text:style-name="T31">lowerCache</text:span><text:span text:style-name="T8">[x];</text:span><text:line-break/><text:span text:style-name="T8"> <text:s text:c="7"/>}</text:span><text:line-break/><text:line-break/><text:span text:style-name="T8"> <text:s text:c="7"/></text:span><text:span text:style-name="T6">int </text:span><text:span text:style-name="T8">count </text:span><text:span text:style-name="T14">= </text:span><text:span text:style-name="T31">sequence</text:span><text:span text:style-name="T8">.</text:span><text:span text:style-name="T7">Count</text:span><text:span text:style-name="T8">(current </text:span><text:span text:style-name="T14">=&gt; </text:span><text:span text:style-name="T10">(</text:span><text:span text:style-name="T8">current </text:span><text:span text:style-name="T7">&lt; </text:span><text:span text:style-name="T8">x</text:span><text:span text:style-name="T10">)</text:span><text:span text:style-name="T8">);</text:span><text:line-break/><text:span text:style-name="T8"> <text:s text:c="7"/></text:span><text:span text:style-name="T31">lowerCache</text:span><text:span text:style-name="T8">[x] </text:span><text:span text:style-name="T14">= </text:span><text:span text:style-name="T8">count;</text:span><text:line-break/><text:span text:style-name="T8"> <text:s text:c="7"/></text:span><text:span text:style-name="T6">return </text:span><text:span text:style-name="T8">count;</text:span><text:line-break/><text:span text:style-name="T8"> <text:s text:c="3"/>}</text:span><text:line-break/><text:line-break/><text:span text:style-name="T8"> <text:s text:c="3"/></text:span><text:span text:style-name="T6">public int </text:span><text:span text:style-name="T7">getCount</text:span><text:span text:style-name="T8">() {</text:span><text:line-break/><text:span text:style-name="T8"> <text:s text:c="7"/></text:span><text:span text:style-name="T6">return </text:span><text:span text:style-name="T31">sequence</text:span><text:span text:style-name="T8">.</text:span><text:span text:style-name="T7">Count</text:span><text:span text:style-name="T10">()</text:span><text:span text:style-name="T8">;</text:span><text:line-break/><text:span text:style-name="T8"> <text:s text:c="3"/>}</text:span><text:line-break/><text:line-break/><text:span text:style-name="T8"> <text:s text:c="3"/></text:span><text:span text:style-name="T6">private void </text:span><text:span text:style-name="T7">clearCache</text:span><text:span text:style-name="T8">() {</text:span><text:line-break/><text:span text:style-name="T8"> <text:s text:c="7"/></text:span><text:span text:style-name="T31">cachedMax </text:span><text:span text:style-name="T14">= </text:span><text:span text:style-name="T6">null</text:span><text:span text:style-name="T8">;</text:span><text:line-break/><text:span text:style-name="T8"> <text:s text:c="7"/></text:span><text:span text:style-name="T31">cachedMin </text:span><text:span text:style-name="T14">= </text:span><text:span text:style-name="T6">null</text:span><text:span text:style-name="T8">;</text:span><text:line-break/><text:span text:style-name="T8"> <text:s text:c="7"/></text:span><text:span text:style-name="T31">lowerCache</text:span><text:span text:style-name="T8">.</text:span><text:span text:style-name="T7">Clear</text:span><text:span text:style-name="T8">();</text:span><text:line-break/><text:span text:style-name="T8"> <text:s text:c="7"/></text:span><text:span text:style-name="T31">upperCache</text:span><text:span text:style-name="T8">.</text:span><text:span text:style-name="T7">Clear</text:span><text:span text:style-name="T8">();</text:span><text:line-break/><text:span text:style-name="T8"> <text:s text:c="3"/>}</text:span><text:line-break/><text:soft-page-break/><text:line-break/><text:span text:style-name="T8"> <text:s text:c="3"/></text:span><text:span text:style-name="T6">public </text:span><text:span text:style-name="T17">List</text:span><text:span text:style-name="T14">&lt;</text:span><text:span text:style-name="T17">RationalFraction</text:span><text:span text:style-name="T14">&gt; </text:span><text:span text:style-name="T7">getSequence</text:span><text:span text:style-name="T8">() {</text:span><text:line-break/><text:span text:style-name="T8"> <text:s text:c="7"/></text:span><text:span text:style-name="T6">return </text:span><text:span text:style-name="T31">sequence</text:span><text:span text:style-name="T8">;</text:span><text:line-break/><text:span text:style-name="T8"> <text:s text:c="3"/>}</text:span><text:line-break/><text:span text:style-name="T12">}</text:span></text:p>
      <text:p text:style-name="P15"><text:span text:style-name="T30">Main</text:span></text:p>
      <text:p text:style-name="P16"><text:span text:style-name="T22">internal class </text:span><text:span text:style-name="T17">Program </text:span><text:span text:style-name="T12">{</text:span><text:line-break/><text:span text:style-name="T11"> <text:s text:c="3"/></text:span><text:span text:style-name="T6">public static void </text:span><text:span text:style-name="T7">Main</text:span><text:span text:style-name="T8">(</text:span><text:span text:style-name="T6">string</text:span><text:span text:style-name="T8">[] </text:span><text:span text:style-name="T10">args</text:span><text:span text:style-name="T8">) {</text:span><text:line-break/><text:span text:style-name="T8"> <text:s text:c="7"/></text:span><text:span text:style-name="T17">RationalFraction </text:span><text:span text:style-name="T8">a </text:span><text:span text:style-name="T14">= </text:span><text:span text:style-name="T6">new </text:span><text:span text:style-name="T17">RationalFraction</text:span><text:span text:style-name="T8">(</text:span><text:span text:style-name="T18">2</text:span><text:span text:style-name="T8">, </text:span><text:span text:style-name="T18">3</text:span><text:span text:style-name="T8">);</text:span><text:line-break/><text:span text:style-name="T8"> <text:s text:c="7"/></text:span><text:span text:style-name="T17">RationalFraction </text:span><text:span text:style-name="T8">a2 </text:span><text:span text:style-name="T14">= </text:span><text:span text:style-name="T6">new </text:span><text:span text:style-name="T17">RationalFraction</text:span><text:span text:style-name="T8">(</text:span><text:span text:style-name="T14">-</text:span><text:span text:style-name="T18">2</text:span><text:span text:style-name="T8">, </text:span><text:span text:style-name="T14">-</text:span><text:span text:style-name="T18">3</text:span><text:span text:style-name="T8">);</text:span><text:line-break/><text:span text:style-name="T8"> <text:s text:c="7"/></text:span><text:span text:style-name="T17">RationalFraction </text:span><text:span text:style-name="T8">b </text:span><text:span text:style-name="T14">= </text:span><text:span text:style-name="T6">new </text:span><text:span text:style-name="T17">RationalFraction</text:span><text:span text:style-name="T8">(</text:span><text:span text:style-name="T18">0</text:span><text:span text:style-name="T8">, </text:span><text:span text:style-name="T18">3</text:span><text:span text:style-name="T8">);</text:span><text:line-break/><text:span text:style-name="T8"> <text:s text:c="7"/></text:span><text:span text:style-name="T17">RationalFraction </text:span><text:span text:style-name="T8">d </text:span><text:span text:style-name="T14">= </text:span><text:span text:style-name="T6">new </text:span><text:span text:style-name="T17">RationalFraction</text:span><text:span text:style-name="T8">(</text:span><text:span text:style-name="T14">-</text:span><text:span text:style-name="T18">3</text:span><text:span text:style-name="T8">, </text:span><text:span text:style-name="T14">-</text:span><text:span text:style-name="T18">5</text:span><text:span text:style-name="T8">);</text:span><text:line-break/><text:span text:style-name="T8"> <text:s text:c="7"/></text:span><text:span text:style-name="T17">RationalFraction </text:span><text:span text:style-name="T10">aa </text:span><text:span text:style-name="T14">= </text:span><text:span text:style-name="T6">new </text:span><text:span text:style-name="T17">RationalFraction</text:span><text:span text:style-name="T8">(</text:span><text:span text:style-name="T18">2</text:span><text:span text:style-name="T8">, </text:span><text:span text:style-name="T14">-</text:span><text:span text:style-name="T18">3</text:span><text:span text:style-name="T8">);</text:span><text:line-break/><text:span text:style-name="T8"> <text:s text:c="7"/></text:span><text:span text:style-name="T17">RationalFraction </text:span><text:span text:style-name="T8">bb </text:span><text:span text:style-name="T14">= </text:span><text:span text:style-name="T6">new </text:span><text:span text:style-name="T17">RationalFraction</text:span><text:span text:style-name="T8">(</text:span><text:span text:style-name="T18">0</text:span><text:span text:style-name="T8">, </text:span><text:span text:style-name="T14">-</text:span><text:span text:style-name="T18">3</text:span><text:span text:style-name="T8">);</text:span><text:line-break/><text:span text:style-name="T8"> <text:s text:c="7"/></text:span><text:span text:style-name="T17">RationalFraction </text:span><text:span text:style-name="T8">dd </text:span><text:span text:style-name="T14">= </text:span><text:span text:style-name="T6">new </text:span><text:span text:style-name="T17">RationalFraction</text:span><text:span text:style-name="T8">(</text:span><text:span text:style-name="T18">3</text:span><text:span text:style-name="T8">, </text:span><text:span text:style-name="T14">-</text:span><text:span text:style-name="T18">5</text:span><text:span text:style-name="T8">);</text:span><text:line-break/><text:span text:style-name="T8"> <text:s text:c="7"/></text:span><text:line-break/><text:span text:style-name="T8"> <text:s text:c="7"/></text:span><text:span text:style-name="T17">Debug</text:span><text:span text:style-name="T8">.</text:span><text:span text:style-name="T7">Assert</text:span><text:span text:style-name="T8">((a </text:span><text:span text:style-name="T7">+ </text:span><text:span text:style-name="T8">dd).</text:span><text:span text:style-name="T7">Equals</text:span><text:span text:style-name="T8">(</text:span><text:span text:style-name="T6">new </text:span><text:span text:style-name="T17">RationalFraction</text:span><text:span text:style-name="T8">(</text:span><text:span text:style-name="T18">1</text:span><text:span text:style-name="T8">, </text:span><text:span text:style-name="T18">15</text:span><text:span text:style-name="T8">)));</text:span><text:line-break/><text:line-break/><text:span text:style-name="T8"> <text:s text:c="7"/></text:span><text:span text:style-name="T17">FractionSequence </text:span><text:span text:style-name="T8">fa </text:span><text:span text:style-name="T14">= </text:span><text:span text:style-name="T6">new </text:span><text:span text:style-name="T17">FractionSequence</text:span><text:span text:style-name="T8">();</text:span><text:line-break/><text:span text:style-name="T8"> <text:s text:c="7"/></text:span><text:span text:style-name="T17">Debug</text:span><text:span text:style-name="T8">.</text:span><text:span text:style-name="T7">Assert</text:span><text:span text:style-name="T8">(fa.</text:span><text:span text:style-name="T7">getCount</text:span><text:span text:style-name="T8">() </text:span><text:span text:style-name="T14">== </text:span><text:span text:style-name="T18">0</text:span><text:span text:style-name="T8">);</text:span><text:line-break/><text:span text:style-name="T8"> <text:s text:c="7"/></text:span><text:span text:style-name="T17">Debug</text:span><text:span text:style-name="T8">.</text:span><text:span text:style-name="T7">Assert</text:span><text:span text:style-name="T8">(fa.</text:span><text:span text:style-name="T7">getLowerCount</text:span><text:span text:style-name="T8">(</text:span><text:span text:style-name="T6">new </text:span><text:span text:style-name="T17">RationalFraction</text:span><text:span text:style-name="T8">(</text:span><text:span text:style-name="T18">1</text:span><text:span text:style-name="T8">, </text:span><text:span text:style-name="T18">2</text:span><text:span text:style-name="T8">)) </text:span><text:span text:style-name="T14">== </text:span><text:span text:style-name="T18">0</text:span><text:span text:style-name="T8">);</text:span><text:line-break/><text:span text:style-name="T8"> <text:s text:c="7"/></text:span><text:span text:style-name="T17">Debug</text:span><text:span text:style-name="T8">.</text:span><text:span text:style-name="T7">Assert</text:span><text:span text:style-name="T8">(fa.</text:span><text:span text:style-name="T7">getUpperCount</text:span><text:span text:style-name="T8">(</text:span><text:span text:style-name="T6">new </text:span><text:span text:style-name="T17">RationalFraction</text:span><text:span text:style-name="T8">(</text:span><text:span text:style-name="T18">1</text:span><text:span text:style-name="T8">, </text:span><text:span text:style-name="T18">2</text:span><text:span text:style-name="T8">)) </text:span><text:span text:style-name="T14">== </text:span><text:span text:style-name="T18">0</text:span><text:span text:style-name="T8">);</text:span><text:line-break/><text:line-break/><text:span text:style-name="T8"> <text:s text:c="7"/>fa.</text:span><text:span text:style-name="T7">addElement</text:span><text:span text:style-name="T8">(a);</text:span><text:line-break/><text:span text:style-name="T8"> <text:s text:c="7"/>fa.</text:span><text:span text:style-name="T7">addElement</text:span><text:span text:style-name="T8">(a2);</text:span><text:line-break/><text:span text:style-name="T8"> <text:s text:c="7"/></text:span><text:span text:style-name="T17">Debug</text:span><text:span text:style-name="T8">.</text:span><text:span text:style-name="T7">Assert</text:span><text:span text:style-name="T8">(fa.</text:span><text:span text:style-name="T7">getMin</text:span><text:span text:style-name="T8">().</text:span><text:span text:style-name="T7">Equals</text:span><text:span text:style-name="T8">(a) </text:span><text:span text:style-name="T14">&amp;&amp; </text:span><text:span text:style-name="T8">fa.</text:span><text:span text:style-name="T7">getMin</text:span><text:span text:style-name="T8">().</text:span><text:span text:style-name="T7">Equals</text:span><text:span text:style-name="T8">(a2));</text:span><text:line-break/><text:span text:style-name="T8"> <text:s text:c="7"/></text:span><text:span text:style-name="T17">Debug</text:span><text:span text:style-name="T8">.</text:span><text:span text:style-name="T7">Assert</text:span><text:span text:style-name="T8">(fa.</text:span><text:span text:style-name="T7">getMax</text:span><text:span text:style-name="T8">().</text:span><text:span text:style-name="T7">Equals</text:span><text:span text:style-name="T8">(a) </text:span><text:span text:style-name="T14">&amp;&amp; </text:span><text:span text:style-name="T8">fa.</text:span><text:span text:style-name="T7">getMax</text:span><text:span text:style-name="T8">().</text:span><text:span text:style-name="T7">Equals</text:span><text:span text:style-name="T8">(a2));</text:span><text:line-break/><text:span text:style-name="T8"> <text:s text:c="7"/></text:span><text:span text:style-name="T17">Debug</text:span><text:span text:style-name="T8">.</text:span><text:span text:style-name="T7">Assert</text:span><text:span text:style-name="T8">(fa.</text:span><text:span text:style-name="T7">getCount</text:span><text:span text:style-name="T8">() </text:span><text:span text:style-name="T14">== </text:span><text:span text:style-name="T18">2</text:span><text:span text:style-name="T8">);</text:span><text:line-break/><text:span text:style-name="T8"> <text:s text:c="7"/></text:span><text:span text:style-name="T17">Debug</text:span><text:span text:style-name="T8">.</text:span><text:span text:style-name="T7">Assert</text:span><text:span text:style-name="T8">(fa.</text:span><text:span text:style-name="T7">getLowerCount</text:span><text:span text:style-name="T8">(</text:span><text:span text:style-name="T6">new </text:span><text:span text:style-name="T17">RationalFraction</text:span><text:span text:style-name="T8">(</text:span><text:span text:style-name="T18">1</text:span><text:span text:style-name="T8">,</text:span><text:span text:style-name="T18">2</text:span><text:span text:style-name="T8">)) </text:span><text:span text:style-name="T14">== </text:span><text:span text:style-name="T18">0</text:span><text:span text:style-name="T8">);</text:span><text:line-break/><text:span text:style-name="T8"> <text:s text:c="7"/></text:span><text:span text:style-name="T17">Debug</text:span><text:span text:style-name="T8">.</text:span><text:span text:style-name="T7">Assert</text:span><text:span text:style-name="T8">(fa.</text:span><text:span text:style-name="T7">getUpperCount</text:span><text:span text:style-name="T8">(</text:span><text:span text:style-name="T6">new </text:span><text:span text:style-name="T17">RationalFraction</text:span><text:span text:style-name="T8">(</text:span><text:span text:style-name="T18">1</text:span><text:span text:style-name="T8">, </text:span><text:span text:style-name="T18">2</text:span><text:span text:style-name="T8">)) </text:span><text:span text:style-name="T14">== </text:span><text:span text:style-name="T18">2</text:span><text:span text:style-name="T8">);</text:span><text:line-break/><text:line-break/><text:span text:style-name="T8"> <text:s text:c="7"/>fa.</text:span><text:span text:style-name="T7">addElement</text:span><text:span text:style-name="T8">(d);</text:span><text:line-break/><text:span text:style-name="T8"> <text:s text:c="7"/>fa.</text:span><text:span text:style-name="T7">addElement</text:span><text:span text:style-name="T8">(dd);</text:span><text:line-break/><text:span text:style-name="T8"> <text:s text:c="7"/></text:span><text:span text:style-name="T17">Debug</text:span><text:span text:style-name="T8">.</text:span><text:span text:style-name="T7">Assert</text:span><text:span text:style-name="T8">(fa.</text:span><text:span text:style-name="T7">getMin</text:span><text:span text:style-name="T8">().</text:span><text:span text:style-name="T7">Equals</text:span><text:span text:style-name="T8">(dd));</text:span><text:line-break/><text:span text:style-name="T8"> <text:s text:c="7"/></text:span><text:span text:style-name="T17">Debug</text:span><text:span text:style-name="T8">.</text:span><text:span text:style-name="T7">Assert</text:span><text:span text:style-name="T8">(fa.</text:span><text:span text:style-name="T7">getMax</text:span><text:span text:style-name="T8">().</text:span><text:span text:style-name="T7">Equals</text:span><text:span text:style-name="T8">(d));</text:span><text:line-break/><text:span text:style-name="T8"> <text:s text:c="7"/></text:span><text:span text:style-name="T17">Debug</text:span><text:span text:style-name="T8">.</text:span><text:span text:style-name="T7">Assert</text:span><text:span text:style-name="T8">(fa.</text:span><text:span text:style-name="T7">getCount</text:span><text:span text:style-name="T8">() </text:span><text:span text:style-name="T14">== </text:span><text:span text:style-name="T18">4</text:span><text:span text:style-name="T8">);</text:span><text:line-break/><text:span text:style-name="T8"> <text:s text:c="7"/></text:span><text:span text:style-name="T17">Debug</text:span><text:span text:style-name="T8">.</text:span><text:span text:style-name="T7">Assert</text:span><text:span text:style-name="T8">(fa.</text:span><text:span text:style-name="T7">getLowerCount</text:span><text:span text:style-name="T8">(</text:span><text:span text:style-name="T6">new </text:span><text:span text:style-name="T17">RationalFraction</text:span><text:span text:style-name="T8">(</text:span><text:span text:style-name="T18">1</text:span><text:span text:style-name="T8">, </text:span><text:span text:style-name="T18">2</text:span><text:span text:style-name="T8">)) </text:span><text:span text:style-name="T14">== </text:span><text:span text:style-name="T18">1</text:span><text:span text:style-name="T8">);</text:span><text:line-break/><text:span text:style-name="T8"> <text:s text:c="7"/></text:span><text:span text:style-name="T17">Debug</text:span><text:span text:style-name="T8">.</text:span><text:span text:style-name="T7">Assert</text:span><text:span text:style-name="T8">(fa.</text:span><text:span text:style-name="T7">getUpperCount</text:span><text:span text:style-name="T8">(</text:span><text:span text:style-name="T6">new </text:span><text:span text:style-name="T17">RationalFraction</text:span><text:span text:style-name="T8">(</text:span><text:span text:style-name="T18">1</text:span><text:span text:style-name="T8">, </text:span><text:span text:style-name="T18">2</text:span><text:span text:style-name="T8">)) </text:span><text:span text:style-name="T14">== </text:span><text:span text:style-name="T18">3</text:span><text:span text:style-name="T8">);</text:span><text:line-break/><text:line-break/><text:span text:style-name="T8"> <text:s text:c="7"/>fa.</text:span><text:span text:style-name="T7">addElement</text:span><text:span text:style-name="T8">(b);</text:span><text:line-break/><text:span text:style-name="T8"> <text:s text:c="7"/>fa.</text:span><text:span text:style-name="T7">addElement</text:span><text:span text:style-name="T8">(bb);</text:span><text:line-break/><text:span text:style-name="T8"> <text:s text:c="7"/></text:span><text:span text:style-name="T17">Debug</text:span><text:span text:style-name="T8">.</text:span><text:span text:style-name="T7">Assert</text:span><text:span text:style-name="T8">(fa.</text:span><text:span text:style-name="T7">getMin</text:span><text:span text:style-name="T8">().</text:span><text:span text:style-name="T7">Equals</text:span><text:span text:style-name="T8">(dd));</text:span><text:line-break/><text:span text:style-name="T8"> <text:s text:c="7"/></text:span><text:span text:style-name="T17">Debug</text:span><text:span text:style-name="T8">.</text:span><text:span text:style-name="T7">Assert</text:span><text:span text:style-name="T8">(fa.</text:span><text:span text:style-name="T7">getMax</text:span><text:span text:style-name="T8">().</text:span><text:span text:style-name="T7">Equals</text:span><text:span text:style-name="T8">(a));</text:span><text:line-break/><text:span text:style-name="T8"> <text:s text:c="7"/></text:span><text:span text:style-name="T17">Debug</text:span><text:span text:style-name="T8">.</text:span><text:span text:style-name="T7">Assert</text:span><text:span text:style-name="T8">(fa.</text:span><text:span text:style-name="T7">getCount</text:span><text:span text:style-name="T8">() </text:span><text:span text:style-name="T14">== </text:span><text:span text:style-name="T18">6</text:span><text:span text:style-name="T8">);</text:span><text:line-break/><text:span text:style-name="T8"> <text:s text:c="7"/></text:span><text:span text:style-name="T17">Debug</text:span><text:span text:style-name="T8">.</text:span><text:span text:style-name="T7">Assert</text:span><text:span text:style-name="T8">(fa.</text:span><text:span text:style-name="T7">getLowerCount</text:span><text:span text:style-name="T8">(</text:span><text:span text:style-name="T6">new </text:span><text:span text:style-name="T17">RationalFraction</text:span><text:span text:style-name="T8">(</text:span><text:span text:style-name="T18">1</text:span><text:span text:style-name="T8">, </text:span><text:span text:style-name="T18">2</text:span><text:span text:style-name="T8">)) </text:span><text:span text:style-name="T14">== </text:span><text:span text:style-name="T18">3</text:span><text:span text:style-name="T8">);</text:span><text:line-break/><text:span text:style-name="T8"> <text:s text:c="7"/></text:span><text:span text:style-name="T17">Debug</text:span><text:span text:style-name="T8">.</text:span><text:span text:style-name="T7">Assert</text:span><text:span text:style-name="T8">(fa.</text:span><text:span text:style-name="T7">getUpperCount</text:span><text:span text:style-name="T8">(</text:span><text:span text:style-name="T6">new </text:span><text:span text:style-name="T17">RationalFraction</text:span><text:span text:style-name="T8">(</text:span><text:span text:style-name="T18">1</text:span><text:span text:style-name="T8">, </text:span><text:span text:style-name="T18">2</text:span><text:span text:style-name="T8">)) </text:span><text:span text:style-name="T14">== </text:span><text:span text:style-name="T18">3</text:span><text:span text:style-name="T8">);</text:span><text:line-break/><text:line-break/><text:line-break/><text:span text:style-name="T8"> <text:s text:c="7"/></text:span><text:span text:style-name="T17">FractionSequence </text:span><text:span text:style-name="T8">fb </text:span><text:span text:style-name="T14">= </text:span><text:span text:style-name="T6">new </text:span><text:span text:style-name="T17">FractionSequence</text:span><text:span text:style-name="T8">(</text:span><text:span text:style-name="T18">5</text:span><text:span text:style-name="T8">);</text:span><text:line-break/><text:span text:style-name="T8"> <text:s text:c="7"/></text:span><text:span text:style-name="T17">Debug</text:span><text:span text:style-name="T8">.</text:span><text:span text:style-name="T7">Assert</text:span><text:span text:style-name="T8">(fb.</text:span><text:span text:style-name="T7">getMin</text:span><text:span text:style-name="T8">().</text:span><text:span text:style-name="T7">Equals</text:span><text:span text:style-name="T8">(</text:span><text:span text:style-name="T6">new </text:span><text:span text:style-name="T17">RationalFraction</text:span><text:span text:style-name="T8">(</text:span><text:span text:style-name="T14">-</text:span><text:span text:style-name="T18">5</text:span><text:span text:style-name="T8">, </text:span><text:span text:style-name="T18">7</text:span><text:span text:style-name="T8">)));</text:span><text:line-break/><text:span text:style-name="T8"> <text:s text:c="7"/></text:span><text:span text:style-name="T17">Debug</text:span><text:span text:style-name="T8">.</text:span><text:span text:style-name="T7">Assert</text:span><text:span text:style-name="T8">(fb.</text:span><text:span text:style-name="T7">getMax</text:span><text:span text:style-name="T8">().</text:span><text:span text:style-name="T7">Equals</text:span><text:span text:style-name="T8">(</text:span><text:span text:style-name="T6">new </text:span><text:span text:style-name="T17">RationalFraction</text:span><text:span text:style-name="T8">(</text:span><text:span text:style-name="T18">2</text:span><text:span text:style-name="T8">, </text:span><text:span text:style-name="T18">3</text:span><text:span text:style-name="T8">)));</text:span><text:line-break/><text:span text:style-name="T8"> <text:s text:c="7"/></text:span><text:span text:style-name="T17">Debug</text:span><text:span text:style-name="T8">.</text:span><text:span text:style-name="T7">Assert</text:span><text:span text:style-name="T8">(fb.</text:span><text:span text:style-name="T7">getCount</text:span><text:span text:style-name="T8">() </text:span><text:span text:style-name="T14">== </text:span><text:span text:style-name="T18">5</text:span><text:span text:style-name="T8">);</text:span><text:line-break/><text:span text:style-name="T8"> <text:s text:c="7"/></text:span><text:span text:style-name="T17">Debug</text:span><text:span text:style-name="T8">.</text:span><text:span text:style-name="T7">Assert</text:span><text:span text:style-name="T8">(fb.</text:span><text:span text:style-name="T7">getLowerCount</text:span><text:span text:style-name="T8">(</text:span><text:span text:style-name="T6">new </text:span><text:span text:style-name="T17">RationalFraction</text:span><text:span text:style-name="T8">(</text:span><text:span text:style-name="T18">1</text:span><text:span text:style-name="T8">, </text:span><text:span text:style-name="T18">2</text:span><text:span text:style-name="T8">)) </text:span><text:span text:style-name="T14">== </text:span><text:span text:style-name="T18">4</text:span><text:span text:style-name="T8">);</text:span><text:line-break/><text:span text:style-name="T8"> <text:s text:c="7"/></text:span><text:span text:style-name="T17">Debug</text:span><text:span text:style-name="T8">.</text:span><text:span text:style-name="T7">Assert</text:span><text:span text:style-name="T8">(fb.</text:span><text:span text:style-name="T7">getUpperCount</text:span><text:span text:style-name="T8">(</text:span><text:span text:style-name="T6">new </text:span><text:span text:style-name="T17">RationalFraction</text:span><text:span text:style-name="T8">(</text:span><text:span text:style-name="T18">1</text:span><text:span text:style-name="T8">, </text:span><text:span text:style-name="T18">2</text:span><text:span text:style-name="T8">)) </text:span><text:span text:style-name="T14">== </text:span><text:span text:style-name="T18">1</text:span><text:span text:style-name="T8">);</text:span><text:line-break/><text:line-break/><text:span text:style-name="T8"> <text:s text:c="7"/></text:span><text:span text:style-name="T32">//2/3 * x^5 + 2/3 * x^4 + 3/5 * x^3 - 3/5 * x^2 + 0 * x^1 + 0</text:span><text:line-break/><text:span text:style-name="T32"> <text:s text:c="7"/></text:span><text:span text:style-name="T17">Polynomial </text:span><text:span text:style-name="T8">pa </text:span><text:span text:style-name="T14">= </text:span><text:span text:style-name="T6">new </text:span><text:span text:style-name="T17">Polynomial</text:span><text:span text:style-name="T8">(fa);</text:span><text:line-break/><text:span text:style-name="T8"> <text:s text:c="7"/></text:span><text:span text:style-name="T32">//0 * x^5 + 1/4 * x^4 + 1/5 * x^3 - 2/7 * x^2 - 5/7 * x^1 + 2/3</text:span><text:line-break/><text:soft-page-break/><text:span text:style-name="T32"> <text:s text:c="7"/></text:span><text:span text:style-name="T17">Polynomial </text:span><text:span text:style-name="T8">pb </text:span><text:span text:style-name="T14">= </text:span><text:span text:style-name="T6">new </text:span><text:span text:style-name="T17">Polynomial</text:span><text:span text:style-name="T8">(fb);</text:span><text:line-break/><text:span text:style-name="T8"> <text:s text:c="7"/></text:span><text:span text:style-name="T32">//2/3 * x^5 + 11/12 * x^4 + 4/5 * x^3 - 31/35 * x^2 - 5/7 * x^1 + 2/3</text:span><text:line-break/><text:span text:style-name="T32"> <text:s text:c="7"/></text:span><text:span text:style-name="T17">Polynomial </text:span><text:span text:style-name="T8">pab </text:span><text:span text:style-name="T14">= </text:span><text:span text:style-name="T8">pa </text:span><text:span text:style-name="T7">+ </text:span><text:span text:style-name="T8">pb;</text:span><text:line-break/><text:span text:style-name="T8"> <text:s text:c="7"/></text:span><text:span text:style-name="T17">Debug</text:span><text:span text:style-name="T8">.</text:span><text:span text:style-name="T7">Assert</text:span><text:span text:style-name="T8">(pab.</text:span><text:span text:style-name="T7">Equals</text:span><text:span text:style-name="T8">(</text:span><text:span text:style-name="T6">new </text:span><text:span text:style-name="T17">Polynomial</text:span><text:span text:style-name="T8">(</text:span><text:span text:style-name="T6">new </text:span><text:span text:style-name="T17">FractionSequence</text:span><text:span text:style-name="T8">(</text:span><text:span text:style-name="T6">new </text:span><text:span text:style-name="T17">List</text:span><text:span text:style-name="T14">&lt;</text:span><text:span text:style-name="T17">RationalFraction</text:span><text:span text:style-name="T14">&gt;</text:span><text:span text:style-name="T10">() </text:span><text:span text:style-name="T8">{</text:span><text:line-break/><text:span text:style-name="T8"> <text:s text:c="11"/></text:span><text:span text:style-name="T6">new </text:span><text:span text:style-name="T17">RationalFraction</text:span><text:span text:style-name="T8">(</text:span><text:span text:style-name="T18">2</text:span><text:span text:style-name="T8">,</text:span><text:span text:style-name="T18">3</text:span><text:span text:style-name="T8">),</text:span><text:line-break/><text:span text:style-name="T8"> <text:s text:c="11"/></text:span><text:span text:style-name="T6">new </text:span><text:span text:style-name="T17">RationalFraction</text:span><text:span text:style-name="T8">(</text:span><text:span text:style-name="T18">11</text:span><text:span text:style-name="T8">, </text:span><text:span text:style-name="T18">12</text:span><text:span text:style-name="T8">),</text:span><text:line-break/><text:span text:style-name="T8"> <text:s text:c="11"/></text:span><text:span text:style-name="T6">new </text:span><text:span text:style-name="T17">RationalFraction</text:span><text:span text:style-name="T8">(</text:span><text:span text:style-name="T18">4</text:span><text:span text:style-name="T8">, </text:span><text:span text:style-name="T18">5</text:span><text:span text:style-name="T8">),</text:span><text:line-break/><text:span text:style-name="T8"> <text:s text:c="11"/></text:span><text:span text:style-name="T6">new </text:span><text:span text:style-name="T17">RationalFraction</text:span><text:span text:style-name="T8">(</text:span><text:span text:style-name="T14">-</text:span><text:span text:style-name="T18">31</text:span><text:span text:style-name="T8">, </text:span><text:span text:style-name="T18">35</text:span><text:span text:style-name="T8">),</text:span><text:line-break/><text:span text:style-name="T8"> <text:s text:c="11"/></text:span><text:span text:style-name="T6">new </text:span><text:span text:style-name="T17">RationalFraction</text:span><text:span text:style-name="T8">(</text:span><text:span text:style-name="T14">-</text:span><text:span text:style-name="T18">5</text:span><text:span text:style-name="T8">, </text:span><text:span text:style-name="T18">7</text:span><text:span text:style-name="T8">),</text:span><text:line-break/><text:span text:style-name="T8"> <text:s text:c="11"/></text:span><text:span text:style-name="T6">new </text:span><text:span text:style-name="T17">RationalFraction</text:span><text:span text:style-name="T8">(</text:span><text:span text:style-name="T18">2</text:span><text:span text:style-name="T8">, </text:span><text:span text:style-name="T18">3</text:span><text:span text:style-name="T8">)</text:span><text:line-break/><text:span text:style-name="T8"> <text:s text:c="7"/>}))));</text:span><text:line-break/><text:span text:style-name="T8"> <text:s text:c="3"/>}</text:span><text:line-break/><text:span text:style-name="T12">}</text:span></text:p>
      <text:p text:style-name="P16"><text:span text:style-name="T30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ejaVu Sans Mono1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ина Русских</meta:initial-creator>
    <meta:editing-cycles>4</meta:editing-cycles>
    <meta:creation-date>2019-09-16T12:05:00</meta:creation-date>
    <dc:date>2019-10-13T20:23:27.066759893</dc:date>
    <meta:editing-duration>PT11M58S</meta:editing-duration>
    <meta:generator>LibreOffice/6.2.7.1$Linux_X86_64 LibreOffice_project/20$Build-1</meta:generator>
    <meta:document-statistic meta:table-count="0" meta:image-count="0" meta:object-count="0" meta:page-count="10" meta:paragraph-count="36" meta:word-count="1446" meta:character-count="14266" meta:non-whitespace-character-count="101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